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729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officeooo:paragraph-rsid="0018c504"/>
    </style:style>
    <style:style style:name="P3" style:family="paragraph" style:parent-style-name="Standard">
      <style:text-properties style:font-name="FreeMono" fo:font-size="11pt" style:font-size-asian="11pt" style:font-size-complex="11pt"/>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officeooo:paragraph-rsid="0018c504" style:font-size-asian="11pt" style:font-size-complex="11pt"/>
    </style:style>
    <style:style style:name="P6" style:family="paragraph" style:parent-style-name="Standard">
      <style:paragraph-properties fo:text-align="center" style:justify-single-word="false"/>
      <style:text-properties fo:font-size="11pt" style:font-size-asian="11pt" style:font-size-complex="11pt"/>
    </style:style>
    <style:style style:name="P7" style:family="paragraph" style:parent-style-name="Standard">
      <style:text-properties fo:font-size="11pt" officeooo:rsid="001e4423" officeooo:paragraph-rsid="001e4423" style:font-size-asian="11pt" style:font-size-complex="11pt"/>
    </style:style>
    <style:style style:name="P8" style:family="paragraph" style:parent-style-name="Standard">
      <style:text-properties fo:font-size="11pt" officeooo:paragraph-rsid="0025131b" style:font-size-asian="11pt" style:font-size-complex="11pt"/>
    </style:style>
    <style:style style:name="P9" style:family="paragraph" style:parent-style-name="Standard">
      <style:text-properties style:font-name="Liberation Serif" fo:font-size="11pt" style:font-size-asian="11pt" style:font-size-complex="11pt"/>
    </style:style>
    <style:style style:name="P10" style:family="paragraph" style:parent-style-name="Standard">
      <style:paragraph-properties fo:margin-top="0.0201in" fo:margin-bottom="0.0201in" loext:contextual-spacing="false"/>
    </style:style>
    <style:style style:name="P11" style:family="paragraph" style:parent-style-name="Standard">
      <style:paragraph-properties fo:margin-top="0.0201in" fo:margin-bottom="0.0201in" loext:contextual-spacing="false"/>
      <style:text-properties fo:font-size="11pt" style:font-size-asian="11pt" style:font-size-complex="11pt"/>
    </style:style>
    <style:style style:name="P12"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c504" style:font-size-asian="11pt" style:font-size-complex="11pt"/>
    </style:style>
    <style:style style:name="P14"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6"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7"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8"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19" style:family="paragraph" style:parent-style-name="Standard">
      <style:paragraph-properties fo:margin-top="0.0201in" fo:margin-bottom="0.0201in" loext:contextual-spacing="false"/>
      <style:text-properties officeooo:paragraph-rsid="002fec62"/>
    </style:style>
    <style:style style:name="P20"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21"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22" style:family="paragraph" style:parent-style-name="Subtitle">
      <style:text-properties officeooo:paragraph-rsid="0018bb2b"/>
    </style:style>
    <style:style style:name="P23" style:family="paragraph" style:parent-style-name="Table_20_Contents">
      <style:text-properties officeooo:rsid="0018bb2b" officeooo:paragraph-rsid="0018bb2b"/>
    </style:style>
    <style:style style:name="P24" style:family="paragraph" style:parent-style-name="Table_20_Contents">
      <style:paragraph-properties fo:text-align="center" style:justify-single-word="false"/>
      <style:text-properties officeooo:rsid="0018bb2b" officeooo:paragraph-rsid="0018bb2b"/>
    </style:style>
    <style:style style:name="P25" style:family="paragraph" style:parent-style-name="Table_20_Contents">
      <style:text-properties fo:font-size="11pt" style:font-size-asian="11pt" style:font-size-complex="11pt"/>
    </style:style>
    <style:style style:name="P26" style:family="paragraph" style:parent-style-name="Table_20_Contents">
      <style:text-properties fo:font-size="11pt" officeooo:rsid="0019813b" officeooo:paragraph-rsid="0019813b" style:font-size-asian="11pt" style:font-size-complex="11pt"/>
    </style:style>
    <style:style style:name="P27" style:family="paragraph" style:parent-style-name="Table_20_Contents">
      <style:text-properties fo:font-size="11pt" officeooo:rsid="001b6695" officeooo:paragraph-rsid="001b6695" style:font-size-asian="11pt" style:font-size-complex="11pt"/>
    </style:style>
    <style:style style:name="P28"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29" style:family="paragraph" style:parent-style-name="Table_20_Contents">
      <style:text-properties fo:font-size="11pt" officeooo:rsid="0018bb2b" officeooo:paragraph-rsid="0018bb2b" style:font-size-asian="11pt" style:font-size-complex="11pt"/>
    </style:style>
    <style:style style:name="P30"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31" style:family="paragraph" style:parent-style-name="Table_20_Contents">
      <style:text-properties fo:font-size="11pt" officeooo:rsid="001cb7e2" officeooo:paragraph-rsid="001cb7e2" style:font-size-asian="11pt" style:font-size-complex="11pt"/>
    </style:style>
    <style:style style:name="P32"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33" style:family="paragraph" style:parent-style-name="Table_20_Contents">
      <style:text-properties fo:font-size="11pt" officeooo:rsid="001e4423" officeooo:paragraph-rsid="001e4423" style:font-size-asian="11pt" style:font-size-complex="11pt"/>
    </style:style>
    <style:style style:name="P34"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35" style:family="paragraph" style:parent-style-name="Table_20_Contents">
      <style:text-properties fo:font-size="11pt" officeooo:rsid="001f64ad" officeooo:paragraph-rsid="001f64ad" style:font-size-asian="11pt" style:font-size-complex="11pt"/>
    </style:style>
    <style:style style:name="P36"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37" style:family="paragraph" style:parent-style-name="Table_20_Contents">
      <style:text-properties fo:font-size="11pt" officeooo:rsid="0022696f" officeooo:paragraph-rsid="0022696f" style:font-size-asian="11pt" style:font-size-complex="11pt"/>
    </style:style>
    <style:style style:name="P38"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39" style:family="paragraph" style:parent-style-name="Table_20_Contents">
      <style:text-properties fo:font-size="11pt" officeooo:rsid="00227ba1" officeooo:paragraph-rsid="00227ba1" style:font-size-asian="11pt" style:font-size-complex="11pt"/>
    </style:style>
    <style:style style:name="P40"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41" style:family="paragraph" style:parent-style-name="Table_20_Contents">
      <style:text-properties fo:font-size="11pt" officeooo:rsid="0024f098" officeooo:paragraph-rsid="0024f098" style:font-size-asian="11pt" style:font-size-complex="11pt"/>
    </style:style>
    <style:style style:name="P42"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43" style:family="paragraph" style:parent-style-name="Table_20_Contents">
      <style:text-properties officeooo:rsid="00227ba1" officeooo:paragraph-rsid="00227ba1"/>
    </style:style>
    <style:style style:name="P44" style:family="paragraph" style:parent-style-name="Table_20_Contents">
      <style:paragraph-properties fo:text-align="end" style:justify-single-word="false"/>
      <style:text-properties officeooo:rsid="00227ba1" officeooo:paragraph-rsid="00227ba1"/>
    </style:style>
    <style:style style:name="P45" style:family="paragraph" style:parent-style-name="Table_20_Contents">
      <style:text-properties officeooo:rsid="0025131b" officeooo:paragraph-rsid="0025131b"/>
    </style:style>
    <style:style style:name="P46" style:family="paragraph" style:parent-style-name="Table_20_Contents">
      <style:text-properties officeooo:paragraph-rsid="00227ba1"/>
    </style:style>
    <style:style style:name="P47" style:family="paragraph" style:parent-style-name="Table_20_Contents">
      <style:text-properties officeooo:paragraph-rsid="0022696f"/>
    </style:style>
    <style:style style:name="P48" style:family="paragraph" style:parent-style-name="Table_20_Contents">
      <style:paragraph-properties fo:text-align="end" style:justify-single-word="false"/>
      <style:text-properties fo:font-size="11pt" officeooo:rsid="00318aaa" officeooo:paragraph-rsid="00318aaa" style:font-size-asian="11pt" style:font-size-complex="11pt"/>
    </style:style>
    <style:style style:name="P49" style:family="paragraph" style:parent-style-name="Heading_20_1" style:list-style-name=""/>
    <style:style style:name="P50" style:family="paragraph" style:parent-style-name="Heading_20_1">
      <style:paragraph-properties fo:break-before="page"/>
    </style:style>
    <style:style style:name="T1" style:family="text">
      <style:text-properties officeooo:rsid="0018bb2b"/>
    </style:style>
    <style:style style:name="T2" style:family="text">
      <style:text-properties fo:font-size="11pt" style:font-size-asian="11pt" style:font-size-complex="11pt"/>
    </style:style>
    <style:style style:name="T3" style:family="text">
      <style:text-properties fo:font-size="11pt" officeooo:rsid="001a075d" style:font-size-asian="11pt" style:font-size-complex="11pt"/>
    </style:style>
    <style:style style:name="T4" style:family="text">
      <style:text-properties fo:font-size="11pt" officeooo:rsid="0029838a" style:font-size-asian="11pt" style:font-size-complex="11pt"/>
    </style:style>
    <style:style style:name="T5" style:family="text">
      <style:text-properties fo:font-size="11pt" officeooo:rsid="00227ba1" style:font-size-asian="11pt" style:font-size-complex="11pt"/>
    </style:style>
    <style:style style:name="T6" style:family="text">
      <style:text-properties fo:font-size="11pt" officeooo:rsid="002ca249" style:font-size-asian="11pt" style:font-size-complex="11pt"/>
    </style:style>
    <style:style style:name="T7" style:family="text">
      <style:text-properties fo:font-size="11pt" officeooo:rsid="002dd5f7" style:font-size-asian="11pt" style:font-size-complex="11pt"/>
    </style:style>
    <style:style style:name="T8" style:family="text">
      <style:text-properties fo:font-size="11pt" officeooo:rsid="0022696f" style:font-size-asian="11pt" style:font-size-complex="11pt"/>
    </style:style>
    <style:style style:name="T9" style:family="text">
      <style:text-properties fo:font-size="11pt" officeooo:rsid="002fec62" style:font-size-asian="11pt" style:font-size-complex="11pt"/>
    </style:style>
    <style:style style:name="T10" style:family="text">
      <style:text-properties style:font-name="FreeMono"/>
    </style:style>
    <style:style style:name="T11" style:family="text">
      <style:text-properties style:font-name="FreeMono" fo:font-size="11pt" style:font-size-asian="11pt" style:font-size-complex="11pt"/>
    </style:style>
    <style:style style:name="T12" style:family="text">
      <style:text-properties style:font-name="FreeMono" fo:font-size="11pt" officeooo:rsid="001a075d" style:font-size-asian="11pt" style:font-size-complex="11pt"/>
    </style:style>
    <style:style style:name="T13" style:family="text">
      <style:text-properties style:font-name="FreeMono" fo:font-size="11pt" officeooo:rsid="0027c087" style:font-size-asian="11pt" style:font-size-complex="11pt"/>
    </style:style>
    <style:style style:name="T14" style:family="text">
      <style:text-properties style:font-name="FreeMono" fo:font-size="11pt" officeooo:rsid="002e1b56" style:font-size-asian="11pt" style:font-size-complex="11pt"/>
    </style:style>
    <style:style style:name="T15" style:family="text">
      <style:text-properties style:font-name="FreeMono" fo:font-size="11pt" officeooo:rsid="002fec62" style:font-size-asian="11pt" style:font-size-complex="11pt"/>
    </style:style>
    <style:style style:name="T16" style:family="text">
      <style:text-properties style:font-name="FreeMono" officeooo:rsid="001a075d"/>
    </style:style>
    <style:style style:name="T17" style:family="text">
      <style:text-properties style:font-name="FreeMono" officeooo:rsid="002dd5f7"/>
    </style:style>
    <style:style style:name="T18" style:family="text">
      <style:text-properties style:font-name="FreeMono" officeooo:rsid="002e1b56"/>
    </style:style>
    <style:style style:name="T19" style:family="text">
      <style:text-properties officeooo:rsid="001a075d"/>
    </style:style>
    <style:style style:name="T20" style:family="text">
      <style:text-properties officeooo:rsid="001cb7e2"/>
    </style:style>
    <style:style style:name="T21" style:family="text">
      <style:text-properties officeooo:rsid="001e4423"/>
    </style:style>
    <style:style style:name="T22" style:family="text">
      <style:text-properties fo:font-style="italic" style:font-style-asian="italic" style:font-style-complex="italic"/>
    </style:style>
    <style:style style:name="T23" style:family="text">
      <style:text-properties officeooo:rsid="001f64ad"/>
    </style:style>
    <style:style style:name="T24" style:family="text">
      <style:text-properties officeooo:rsid="002126ae"/>
    </style:style>
    <style:style style:name="T25" style:family="text">
      <style:text-properties officeooo:rsid="00234e95"/>
    </style:style>
    <style:style style:name="T26" style:family="text">
      <style:text-properties officeooo:rsid="0025763f"/>
    </style:style>
    <style:style style:name="T27" style:family="text">
      <style:text-properties officeooo:rsid="0029838a"/>
    </style:style>
    <style:style style:name="T28" style:family="text">
      <style:text-properties officeooo:rsid="002ca249"/>
    </style:style>
    <style:style style:name="T29" style:family="text">
      <style:text-properties officeooo:rsid="002dd5f7"/>
    </style:style>
    <style:style style:name="T30" style:family="text">
      <style:text-properties officeooo:rsid="002e1b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5</text:span></text:p>
      <text:p text:style-name="P22">A Binary Object Notation by Balancing Rock.</text:p>
      <text:h text:style-name="P49" text:outline-level="1"/>
      <text:h text:style-name="P50" text:outline-level="1">Introduction</text:h>
      <text:p text:style-name="P11">BRBON is a binary storage format specification. It started out as a binary version for JSON but the requirement for speed has rendered some JSON aspects obsolete. Still, the JSON origins can be recognised in the object oriented approach.</text:p>
      <text:p text:style-name="P11">The major design driver for BRBON is speed. Speed in access and speed in loading &amp; storage. A secondary goal was predictable speed.</text:p>
      <text:p text:style-name="P11">Strictly speaking BRBON only refers to the format specification, not an implementation. However a reference API is offered for free under the same name.</text:p>
      <text:p text:style-name="P11"/>
      <text:p text:style-name="P14">Features:</text:p>
      <text:p text:style-name="P14"/>
      <text:p text:style-name="P11">- Vectored access: The format includes vectors that can be used to quickly traverse the entire structure (in both directions).</text:p>
      <text:p text:style-name="P11">- Named objects: Objects may be named for identification, a hash value is included for faster name recognition.</text:p>
      <text:p text:style-name="P11">- Aligned to 8 byte boundaries: Most of the elements in the structure are aligned to 8 byte boundaries. This ensures alignment for al types.</text:p>
      <text:p text:style-name="P11">- All standard types are supported: Bool, Int8, Int16, Int32, Int64, UInt8, UInt16, UInt32, UInt64, Float32, Float64, String, Binary, UUID</text:p>
      <text:p text:style-name="P15">- Collection types: Array, Dictionary, Sequence, Table.</text:p>
      <text:p text:style-name="P15">- Special type: Null.</text:p>
      <text:p text:style-name="P15">- Composite types: RGBA (color), Font</text:p>
      <text:p text:style-name="P15">- Array’s are packed for optimal storage density.</text:p>
      <text:p text:style-name="P15">- The maximum Item capacity is 2GB (Int32.max). (The unfinished Block specification will include the capability for larger structures)</text:p>
      <text:p text:style-name="P11"/>
      <text:p text:style-name="P11">At this point in time BRBON is considered incomplete. The ‘Item’ specification has been completed but the ‘Block’ specification is still open. The Item specification can be used for local storage needs and is useful on its own. The reference API has been prepared for the Block extension by taking the endianness of the data into account. Endianness will be part of the block specification.</text:p>
      <text:p text:style-name="P11">Two alternatives for BRBON have been considered: BSON and BinSON. However both were found lacking with respect to the capabilities for high speed (memory mapped) access.</text:p>
      <text:p text:style-name="P1"/>
      <text:h text:style-name="P50"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Date</text:p>
          </table:table-cell>
          <table:table-cell table:style-name="Table1.A1" office:value-type="string">
            <text:p text:style-name="P24">Version</text:p>
          </table:table-cell>
          <table:table-cell table:style-name="Table1.C1" office:value-type="string">
            <text:p text:style-name="P23">Changes</text:p>
          </table:table-cell>
        </table:table-row>
        <table:table-row>
          <table:table-cell table:style-name="Table1.A5" office:value-type="string">
            <text:p text:style-name="P4">2018-02-24</text:p>
          </table:table-cell>
          <table:table-cell table:style-name="Table1.B2" office:value-type="string">
            <text:p text:style-name="P6">V0.2</text:p>
          </table:table-cell>
          <table:table-cell table:style-name="Table1.C2" office:value-type="string">
            <text:p text:style-name="P4">First Draft</text:p>
          </table:table-cell>
        </table:table-row>
        <table:table-row>
          <table:table-cell table:style-name="Table1.A5" office:value-type="string">
            <text:p text:style-name="P4">2018-03-22</text:p>
          </table:table-cell>
          <table:table-cell table:style-name="Table1.B3" office:value-type="string">
            <text:p text:style-name="P6"><text:s/>V0.3</text:p>
          </table:table-cell>
          <table:table-cell table:style-name="Table1.C3" office:value-type="string">
            <text:p text:style-name="P25">Restyling, removed count from count/Value and renamed it small-value.</text:p>
            <text:p text:style-name="P4">No longer backwards compatible to V0.2</text:p>
          </table:table-cell>
        </table:table-row>
        <table:table-row>
          <table:table-cell table:style-name="Table1.A5" office:value-type="string">
            <text:p text:style-name="P4">2018-03-30</text:p>
          </table:table-cell>
          <table:table-cell table:style-name="Table1.B4" office:value-type="string">
            <text:p text:style-name="P6">V0.3.1</text:p>
          </table:table-cell>
          <table:table-cell table:style-name="Table1.C4" office:value-type="string">
            <text:p text:style-name="P4">Added the UUID type</text:p>
          </table:table-cell>
        </table:table-row>
        <table:table-row>
          <table:table-cell table:style-name="Table1.A5" office:value-type="string">
            <text:p text:style-name="P4">2018-05-03</text:p>
          </table:table-cell>
          <table:table-cell table:style-name="Table1.B5" office:value-type="string">
            <text:p text:style-name="P6">V0.4</text:p>
          </table:table-cell>
          <table:table-cell table:style-name="Table1.C5" office:value-type="string">
            <text:p text:style-name="P5">Added Color and Font</text:p>
            <text:p text:style-name="P5">General update of the entire document</text:p>
          </table:table-cell>
        </table:table-row>
        <table:table-row>
          <table:table-cell table:style-name="Table1.A6" office:value-type="string">
            <text:p text:style-name="P29">2021-02-19</text:p>
          </table:table-cell>
          <table:table-cell table:style-name="Table1.B6" office:value-type="string">
            <text:p text:style-name="P30">V0.5</text:p>
          </table:table-cell>
          <table:table-cell table:style-name="Table1.C6" office:value-type="string">
            <text:p text:style-name="P29">Restricted the use of name characters to ASCII in the range 0x20..0x7E <text:span text:style-name="T24">(Including the names of columns in a table)</text:span></text:p>
            <text:p text:style-name="P31">Initial value of a CRC-32 is set to -1 instead of 0.</text:p>
            <text:p text:style-name="P29">No<text:span text:style-name="T20">t</text:span> backward compatible to V0.4</text:p>
          </table:table-cell>
        </table:table-row>
      </table:table>
      <text:p text:style-name="Text_20_body"/>
      <text:p text:style-name="Standard"/>
      <text:h text:style-name="P50" text:outline-level="1">Block</text:h>
      <text:p text:style-name="P11">A Block is a container of Items. It consists of a Block-Header, followed by Items, followed by a</text:p>
      <text:p text:style-name="P11">Block-Footer.</text:p>
      <text:p text:style-name="P11">The purpose of a block is:</text:p>
      <text:p text:style-name="P11">- Provide intra-system information (a.o. endianness)</text:p>
      <text:p text:style-name="P11">- Allow sizes &gt; 2GB</text:p>
      <text:p text:style-name="P11">- Synchroni<text:span text:style-name="T26">z</text:span>ation of BRBON data between systems</text:p>
      <text:p text:style-name="P11">- Allow detection of data inconsistency</text:p>
      <text:p text:style-name="P11">- Allow encryption</text:p>
      <text:p text:style-name="P13">TBD.</text:p>
      <text:p text:style-name="P2"/>
      <text:h text:style-name="P50" text:outline-level="1">Item</text:h>
      <text:p text:style-name="P4">The purpose of an Item is to describe the data contained in its payload as well as to provide path based access to the payload. An Item can contain an hierarchy or list of other Items within it.</text:p>
      <text:p text:style-name="P4"/>
      <text:p text:style-name="P3">Item =</text:p>
      <text:p text:style-name="P3"><text:tab/>Header<text:tab/> (* 16 bytes *)</text:p>
      <text:p text:style-name="P3"><text:tab/>[,Name]<text:tab/> (* N x 8 bytes *)</text:p>
      <text:p text:style-name="P3"><text:tab/>[,Value]<text:tab/> (* Storage area, M x 8 bytes *)</text:p>
      <text:p text:style-name="P3"><text:tab/>[,Filler]<text:tab/> (* Filler bytes *)</text:p>
      <text:p text:style-name="Standard"/>
      <text:p text:style-name="P11">An Item consist of a mandatory Header, an optional Name, an optional Value and an optional Filler field.</text:p>
      <text:p text:style-name="P11">The Header, Name and Value are also referred to as ‘header field’, ‘name field’ and ‘value field’.</text:p>
      <text:p text:style-name="P11">The value field is optional because for the Null type the value field is unnecessary. And in addition when a fixed length type uses 32 bits or less, the value is included in the header.</text:p>
      <text:p text:style-name="P11">The size of an Item is always a multiple of 8 bytes. If an Item can be expressed in less than a multiple of 8, some filler bytes are included to ensure the multiple of 8 size.</text:p>
      <text:p text:style-name="P11">However it is also possible to include filler bytes on purpose, for example to reserve space for anticipated storage needs. Filler bytes have an undefined value, but it is recommended to zero them.</text:p>
      <text:p text:style-name="P11">Filler bytes are implicit by definition of the size of an item. If the size is larger than necessary, the extra bytes are considered filler.</text:p>
      <text:h text:style-name="Heading_20_2" text:outline-level="2">Header</text:h>
      <text:p text:style-name="P10">The header allows deconstruction of the optional Name and Value fields.</text:p>
      <text:p text:style-name="P10"/>
      <text:p text:style-name="P3">Header =</text:p>
      <text:p text:style-name="P3"><text:tab/>Item-Type,<text:tab/><text:tab/><text:tab/><text:tab/>(* 1 byte *)</text:p>
      <text:p text:style-name="P3"><text:tab/>Item-Options,<text:tab/><text:tab/><text:tab/>(* 1 byte, set to 0 if unused *)</text:p>
      <text:p text:style-name="P3"><text:tab/>Item-Flags,<text:tab/><text:tab/><text:tab/>(* 1 byte *)</text:p>
      <text:p text:style-name="P3"><text:tab/>Item-Name-Field-Byte-Count<text:tab/>(* 1 byte, always a multiple of 8 *)</text:p>
      <text:p text:style-name="P3"><text:tab/>Item-Byte-Count, <text:tab/><text:tab/>(* 4 bytes, always a multiple of 8 *)</text:p>
      <text:p text:style-name="P3"><text:tab/>Item-Parent-Offset, <text:tab/><text:tab/>(* 4 bytes *)</text:p>
      <text:p text:style-name="P3"><text:tab/>Item-Small-Value <text:tab/><text:tab/>(* 4 bytes *)</text:p>
      <text:p text:style-name="Standard"/>
      <text:p text:style-name="P11">The item header contains all data needed to deconstruct the name field and value field.</text:p>
      <text:p text:style-name="P11">The type field allows interpretation of the value field. For the Null type, there is no value field.</text:p>
      <text:p text:style-name="P11">The item options are intended for future use, they should be set to zero. Options are persisted and should be evaluated when reading the item or the item’s name/value.</text:p>
      <text:p text:style-name="P11">The item flags are intended for API run-time use. An API that uses these bits must set this field to zero when reading or receiving an Item. Among the possible uses are o.a. record locking.</text:p>
      <text:p text:style-name="P11">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1">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1">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1">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1">The Item Small Value is a 32 bit field that is used to store fixed length values of maximal 32 bits.</text:p>
      <text:p text:style-name="P11">The endianness is given by the endianness of the Block that contains this item. If no block is present, the machine endianness is assumed.</text:p>
      <text:h text:style-name="Heading_20_3" text:outline-level="3">Item-Type</text:h>
      <text:p text:style-name="P11">The item-type is a byte field specifying the type of payload in either the small-value field or the</text:p>
      <text:p text:style-name="P11">value-field.</text:p>
      <text:p text:style-name="P11">The following types are defined:</text:p>
      <table:table table:name="Table2" table:style-name="Table2">
        <table:table-column table:style-name="Table2.A"/>
        <table:table-column table:style-name="Table2.B"/>
        <table:table-column table:style-name="Table2.C"/>
        <table:table-row>
          <table:table-cell table:style-name="Table2.A1" office:value-type="string">
            <text:p text:style-name="P4">Hex code</text:p>
          </table:table-cell>
          <table:table-cell table:style-name="Table2.A1" office:value-type="string">
            <text:p text:style-name="P4">Type description</text:p>
          </table:table-cell>
          <table:table-cell table:style-name="Table2.C1" office:value-type="string">
            <text:p text:style-name="P4">Location</text:p>
          </table:table-cell>
        </table:table-row>
        <table:table-row>
          <table:table-cell table:style-name="Table2.A19" office:value-type="string">
            <text:p text:style-name="P26">0</text:p>
          </table:table-cell>
          <table:table-cell table:style-name="Table2.B2" office:value-type="string">
            <text:p text:style-name="P4">Illegal value.</text:p>
          </table:table-cell>
          <table:table-cell table:style-name="Table2.C2" office:value-type="string">
            <text:p text:style-name="P4">n.a.</text:p>
          </table:table-cell>
        </table:table-row>
        <table:table-row>
          <table:table-cell table:style-name="Table2.A19" office:value-type="string">
            <text:p text:style-name="P4">0x01</text:p>
          </table:table-cell>
          <table:table-cell table:style-name="Table2.B3" office:value-type="string">
            <text:p text:style-name="P4">Null</text:p>
          </table:table-cell>
          <table:table-cell table:style-name="Table2.C3" office:value-type="string">
            <text:p text:style-name="P4">n.a.</text:p>
          </table:table-cell>
        </table:table-row>
        <table:table-row>
          <table:table-cell table:style-name="Table2.A19" office:value-type="string">
            <text:p text:style-name="P4">0x02</text:p>
          </table:table-cell>
          <table:table-cell table:style-name="Table2.B4" office:value-type="string">
            <text:p text:style-name="P4">Bool</text:p>
          </table:table-cell>
          <table:table-cell table:style-name="Table2.C4" office:value-type="string">
            <text:p text:style-name="P4">Small-Value</text:p>
          </table:table-cell>
        </table:table-row>
        <table:table-row>
          <table:table-cell table:style-name="Table2.A19" office:value-type="string">
            <text:p text:style-name="P4">0x03</text:p>
          </table:table-cell>
          <table:table-cell table:style-name="Table2.B5" office:value-type="string">
            <text:p text:style-name="P4">Int8</text:p>
          </table:table-cell>
          <table:table-cell table:style-name="Table2.C5" office:value-type="string">
            <text:p text:style-name="P4">Small-Value</text:p>
          </table:table-cell>
        </table:table-row>
        <table:table-row>
          <table:table-cell table:style-name="Table2.A19" office:value-type="string">
            <text:p text:style-name="P4">0x04</text:p>
          </table:table-cell>
          <table:table-cell table:style-name="Table2.B6" office:value-type="string">
            <text:p text:style-name="P4">Int16</text:p>
          </table:table-cell>
          <table:table-cell table:style-name="Table2.C6" office:value-type="string">
            <text:p text:style-name="P4">Small-Value</text:p>
          </table:table-cell>
        </table:table-row>
        <table:table-row>
          <table:table-cell table:style-name="Table2.A19" office:value-type="string">
            <text:p text:style-name="P4">0x05</text:p>
          </table:table-cell>
          <table:table-cell table:style-name="Table2.B7" office:value-type="string">
            <text:p text:style-name="P4">Int32</text:p>
          </table:table-cell>
          <table:table-cell table:style-name="Table2.C7" office:value-type="string">
            <text:p text:style-name="P4">Small-Value</text:p>
          </table:table-cell>
        </table:table-row>
        <table:table-row>
          <table:table-cell table:style-name="Table2.A19" office:value-type="string">
            <text:p text:style-name="P4">0x06</text:p>
          </table:table-cell>
          <table:table-cell table:style-name="Table2.B8" office:value-type="string">
            <text:p text:style-name="P4">Int64</text:p>
          </table:table-cell>
          <table:table-cell table:style-name="Table2.C8" office:value-type="string">
            <text:p text:style-name="P4">Value-Field</text:p>
          </table:table-cell>
        </table:table-row>
        <table:table-row>
          <table:table-cell table:style-name="Table2.A19" office:value-type="string">
            <text:p text:style-name="P4">0x07</text:p>
          </table:table-cell>
          <table:table-cell table:style-name="Table2.B9" office:value-type="string">
            <text:p text:style-name="P4">UInt8</text:p>
          </table:table-cell>
          <table:table-cell table:style-name="Table2.C9" office:value-type="string">
            <text:p text:style-name="P4">Small-Value</text:p>
          </table:table-cell>
        </table:table-row>
        <table:table-row>
          <table:table-cell table:style-name="Table2.A19" office:value-type="string">
            <text:p text:style-name="P4">0x08</text:p>
          </table:table-cell>
          <table:table-cell table:style-name="Table2.B10" office:value-type="string">
            <text:p text:style-name="P4">UInt16</text:p>
          </table:table-cell>
          <table:table-cell table:style-name="Table2.C10" office:value-type="string">
            <text:p text:style-name="P4">Small-Value</text:p>
          </table:table-cell>
        </table:table-row>
        <table:table-row>
          <table:table-cell table:style-name="Table2.A19" office:value-type="string">
            <text:p text:style-name="P4">0x09</text:p>
          </table:table-cell>
          <table:table-cell table:style-name="Table2.B11" office:value-type="string">
            <text:p text:style-name="P4">UInt32</text:p>
          </table:table-cell>
          <table:table-cell table:style-name="Table2.C11" office:value-type="string">
            <text:p text:style-name="P4">Small-Value</text:p>
          </table:table-cell>
        </table:table-row>
        <table:table-row>
          <table:table-cell table:style-name="Table2.A19" office:value-type="string">
            <text:p text:style-name="P4">0x0A</text:p>
          </table:table-cell>
          <table:table-cell table:style-name="Table2.B12" office:value-type="string">
            <text:p text:style-name="P4">UInt64</text:p>
          </table:table-cell>
          <table:table-cell table:style-name="Table2.C12" office:value-type="string">
            <text:p text:style-name="P4">Value-Field</text:p>
          </table:table-cell>
        </table:table-row>
        <table:table-row>
          <table:table-cell table:style-name="Table2.A19" office:value-type="string">
            <text:p text:style-name="P4">0x0B</text:p>
          </table:table-cell>
          <table:table-cell table:style-name="Table2.B13" office:value-type="string">
            <text:p text:style-name="P4">Float32</text:p>
          </table:table-cell>
          <table:table-cell table:style-name="Table2.C13" office:value-type="string">
            <text:p text:style-name="P4">Small-Value</text:p>
          </table:table-cell>
        </table:table-row>
        <table:table-row>
          <table:table-cell table:style-name="Table2.A19" office:value-type="string">
            <text:p text:style-name="P4">0x0C</text:p>
          </table:table-cell>
          <table:table-cell table:style-name="Table2.B14" office:value-type="string">
            <text:p text:style-name="P4">Float64</text:p>
          </table:table-cell>
          <table:table-cell table:style-name="Table2.C14" office:value-type="string">
            <text:p text:style-name="P4">Value-Field</text:p>
          </table:table-cell>
        </table:table-row>
        <table:table-row>
          <table:table-cell table:style-name="Table2.A19" office:value-type="string">
            <text:p text:style-name="P4">0x0D</text:p>
          </table:table-cell>
          <table:table-cell table:style-name="Table2.B19" office:value-type="string">
            <text:p text:style-name="P4">String</text:p>
          </table:table-cell>
          <table:table-cell table:style-name="Table2.C19" office:value-type="string">
            <text:p text:style-name="P4">Value-Field</text:p>
          </table:table-cell>
        </table:table-row>
        <table:table-row>
          <table:table-cell table:style-name="Table2.A19" office:value-type="string">
            <text:p text:style-name="P4">0x0E</text:p>
          </table:table-cell>
          <table:table-cell table:style-name="Table2.B19" office:value-type="string">
            <text:p text:style-name="P4">CRC String</text:p>
          </table:table-cell>
          <table:table-cell table:style-name="Table2.C19" office:value-type="string">
            <text:p text:style-name="P4">Value-Field</text:p>
          </table:table-cell>
        </table:table-row>
        <table:table-row>
          <table:table-cell table:style-name="Table2.A19" office:value-type="string">
            <text:p text:style-name="P4">0x0F</text:p>
          </table:table-cell>
          <table:table-cell table:style-name="Table2.B19" office:value-type="string">
            <text:p text:style-name="P4">Binary</text:p>
          </table:table-cell>
          <table:table-cell table:style-name="Table2.C19" office:value-type="string">
            <text:p text:style-name="P4">Value-Field</text:p>
          </table:table-cell>
        </table:table-row>
        <table:table-row>
          <table:table-cell table:style-name="Table2.A19" office:value-type="string">
            <text:p text:style-name="P4">0x10</text:p>
          </table:table-cell>
          <table:table-cell table:style-name="Table2.B19" office:value-type="string">
            <text:p text:style-name="P4">CRC Binary</text:p>
          </table:table-cell>
          <table:table-cell table:style-name="Table2.C19" office:value-type="string">
            <text:p text:style-name="P4">Value-Field</text:p>
          </table:table-cell>
        </table:table-row>
        <table:table-row>
          <table:table-cell table:style-name="Table2.A19" office:value-type="string">
            <text:p text:style-name="P4">0x11</text:p>
          </table:table-cell>
          <table:table-cell table:style-name="Table2.B19" office:value-type="string">
            <text:p text:style-name="P4">Array</text:p>
          </table:table-cell>
          <table:table-cell table:style-name="Table2.C19" office:value-type="string">
            <text:p text:style-name="P4">Value-Field</text:p>
          </table:table-cell>
        </table:table-row>
        <table:table-row>
          <table:table-cell table:style-name="Table2.A25" office:value-type="string">
            <text:p text:style-name="P4">0x12</text:p>
          </table:table-cell>
          <table:table-cell table:style-name="Table2.B25" office:value-type="string">
            <text:p text:style-name="P4">Dictionary</text:p>
          </table:table-cell>
          <table:table-cell table:style-name="Table2.C25" office:value-type="string">
            <text:p text:style-name="P4">Value-Field</text:p>
          </table:table-cell>
        </table:table-row>
        <table:table-row>
          <table:table-cell table:style-name="Table2.A25" office:value-type="string">
            <text:p text:style-name="P4">0x13</text:p>
          </table:table-cell>
          <table:table-cell table:style-name="Table2.B25" office:value-type="string">
            <text:p text:style-name="P4">Sequence</text:p>
          </table:table-cell>
          <table:table-cell table:style-name="Table2.C25" office:value-type="string">
            <text:p text:style-name="P4">Value-Field</text:p>
          </table:table-cell>
        </table:table-row>
        <table:table-row>
          <table:table-cell table:style-name="Table2.A25" office:value-type="string">
            <text:p text:style-name="P4">0x14</text:p>
          </table:table-cell>
          <table:table-cell table:style-name="Table2.B25" office:value-type="string">
            <text:p text:style-name="P4">Table</text:p>
          </table:table-cell>
          <table:table-cell table:style-name="Table2.C25" office:value-type="string">
            <text:p text:style-name="P4">Value-Field</text:p>
          </table:table-cell>
        </table:table-row>
        <table:table-row>
          <table:table-cell table:style-name="Table2.A25" office:value-type="string">
            <text:p text:style-name="P4">0x15</text:p>
          </table:table-cell>
          <table:table-cell table:style-name="Table2.B25" office:value-type="string">
            <text:p text:style-name="P4">UUID</text:p>
          </table:table-cell>
          <table:table-cell table:style-name="Table2.C25" office:value-type="string">
            <text:p text:style-name="P4">Value-Field</text:p>
          </table:table-cell>
        </table:table-row>
        <table:table-row>
          <table:table-cell table:style-name="Table2.A25" office:value-type="string">
            <text:p text:style-name="P4">0x16</text:p>
          </table:table-cell>
          <table:table-cell table:style-name="Table2.B25" office:value-type="string">
            <text:p text:style-name="P4">RGBA</text:p>
          </table:table-cell>
          <table:table-cell table:style-name="Table2.C25" office:value-type="string">
            <text:p text:style-name="P4">Value-Field</text:p>
          </table:table-cell>
        </table:table-row>
        <table:table-row>
          <table:table-cell table:style-name="Table2.A25" office:value-type="string">
            <text:p text:style-name="P4">0x17</text:p>
          </table:table-cell>
          <table:table-cell table:style-name="Table2.B25" office:value-type="string">
            <text:p text:style-name="P4">Font</text:p>
          </table:table-cell>
          <table:table-cell table:style-name="Table2.C25" office:value-type="string">
            <text:p text:style-name="P4">Value-Field</text:p>
          </table:table-cell>
        </table:table-row>
        <table:table-row>
          <table:table-cell table:style-name="Table2.A26" office:value-type="string">
            <text:p text:style-name="P4">0x18-0x7F</text:p>
          </table:table-cell>
          <table:table-cell table:style-name="Table2.B26" office:value-type="string">
            <text:p text:style-name="P4">Reserved (do not use)</text:p>
          </table:table-cell>
          <table:table-cell table:style-name="Table2.C26" office:value-type="string">
            <text:p text:style-name="P4">n.a.</text:p>
          </table:table-cell>
        </table:table-row>
        <table:table-row>
          <table:table-cell table:style-name="Table2.A27" office:value-type="string">
            <text:p text:style-name="P4">0x80-0xFF</text:p>
          </table:table-cell>
          <table:table-cell table:style-name="Table2.B27" office:value-type="string">
            <text:p text:style-name="P4">Available for user definitions (free for all).</text:p>
          </table:table-cell>
          <table:table-cell table:style-name="Table2.C27" office:value-type="string">
            <text:p text:style-name="P4">n.a.</text:p>
          </table:table-cell>
        </table:table-row>
      </table:table>
      <text:p text:style-name="P10"/>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1">For more information on the types and how they are coded, see the Types section.</text:p>
      <text:h text:style-name="Heading_20_2" text:outline-level="2">Name</text:h>
      <text:p text:style-name="P3">Name =</text:p>
      <text:p text:style-name="P3"><text:tab/>Name-CRC,<text:tab/><text:tab/><text:tab/>(* 2 bytes, CRC16, ARC, rev poly 0x8005 *)</text:p>
      <text:p text:style-name="Standard"><text:span text:style-name="T11"><text:tab/>Name-</text:span><text:span text:style-name="T12">ASCII-</text:span><text:span text:style-name="T11">Byte-Count,(* 1 byte, the number of used </text:span><text:span text:style-name="T12">ASCII</text:span><text:span text:style-name="T11"> bytes *)</text:span></text:p>
      <text:p text:style-name="Standard"><text:span text:style-name="T11"><text:tab/>Name-</text:span><text:span text:style-name="T12">ASCII-Code<text:tab/><text:tab/></text:span><text:span text:style-name="T11">(* </text:span><text:span text:style-name="T12">ASCII</text:span><text:span text:style-name="T11"> bytes </text:span><text:span text:style-name="T12">range 0x20..0x7E </text:span><text:span text:style-name="T11">*)</text:span></text:p>
      <text:p text:style-name="P3"><text:tab/>[, Name-Filler]<text:tab/><text:tab/>(* Filler, optional *)</text:p>
      <text:p text:style-name="P3"/>
      <text:p text:style-name="P10"><text:span text:style-name="T10">Name-CRC</text:span><text:span text:style-name="T2">: The hash value is a CRC16 using the reverse polynomial 0x8005 (= 0xA001 reversed) and 0 as the start seed.</text:span></text:p>
      <text:p text:style-name="P10"><text:span text:style-name="T10">Name-</text:span><text:span text:style-name="T16">ASCII-</text:span><text:span text:style-name="T10">Byte-Count</text:span><text:span text:style-name="T2">: This is the number of bytes used by the </text:span><text:span text:style-name="T3">ASCII</text:span><text:span text:style-name="T2"> code that constitutes the name.</text:span></text:p>
      <text:p text:style-name="P10"><text:span text:style-name="T10">Name-</text:span><text:span text:style-name="T16">ASCII</text:span><text:span text:style-name="T10">-Code</text:span><text:span text:style-name="T2">: The </text:span><text:span text:style-name="T3">ASCII </text:span><text:span text:style-name="T2">code that can be converted into a valid string. </text:span><text:span text:style-name="T3">Note that each ASCII characters must be in the range 0x20 .. 0x7E.</text:span></text:p>
      <text:p text:style-name="P10"><text:span text:style-name="T10">Name-Filler</text:span><text:span text:style-name="T2">: The filler is a number of bytes that ensure that the number of bytes in the name field is a multiple of 8. This limits the total name field to a maximum of 248 bytes.</text:span></text:p>
      <text:p text:style-name="P11">Note: Subtracting the 3 bytes used by CRC and <text:span text:style-name="T19">ASCII</text:span> byte count gives a maximum size of 245 bytes for the name characters.</text:p>
      <text:p text:style-name="P11">Rationale: The CRC allows for faster finding of items by name. If the CRC does not match, the <text:span text:style-name="T19">ASCII</text:span> code does not need to be compared. Names longer than 245 characters seem unlikely, they would make for unreadable code.</text:p>
      <text:h text:style-name="Heading_20_2" text:outline-level="2">Value</text:h>
      <text:p text:style-name="P4">The layout of the value field is given in the section Types.</text:p>
      <text:h text:style-name="Heading_20_2" text:outline-level="2">Filler</text:h>
      <text:p text:style-name="P4">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1">The null is a special type that has no associated value. It is intended to be used as a placeholder that can be changed into any other type.</text:p>
      <text:p text:style-name="P11">It can contain filler data.</text:p>
      <text:p text:style-name="P11">A null cannot be stored in an array or table.</text:p>
      <text:h text:style-name="Heading_20_2" text:outline-level="2">Bool</text:h>
      <text:p text:style-name="P11">The value field is a single byte containing either zero (false) or non-zero (true).</text:p>
      <text:p text:style-name="P11">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text:soft-page-break/>Int8</text:h>
      <text:p text:style-name="P11">A single byte, range -128 ... +127. (0x80 ... 0x7F)</text:p>
      <text:p text:style-name="P11">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Int16</text:h>
      <text:p text:style-name="P11">A 2-byte value, range -32,768 ... +32,767 (0x8000 ... 0x7FFF)</text:p>
      <text:p text:style-name="P11">When stored in an item the value will be stored in the first two bytes of the small-value field.</text:p>
      <text:p text:style-name="P11">When stored in an array or table the value will be stored in the first 2 consecutive bytes in an element or field.</text:p>
      <text:p text:style-name="P11">Endianness is specified by the block endianness or when the block is absent the machine endianness.</text:p>
      <text:h text:style-name="Heading_20_2" text:outline-level="2">Int32</text:h>
      <text:p text:style-name="P11">A 4-byte value, range -2,147,483,648 ... +2,147,483,647 (0x8000_0000 ... 0x7FFF_FFFF)</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Int64</text:h>
      <text:p text:style-name="P11">An 8-byte value, range -9,223,372,036,854,775,808 ... +9,223,372,036,854,775,807</text:p>
      <text:p text:style-name="P11">(0x8000_0000_0000_0000 ... 0x7FFF_FFFF_FFFF_FFFF)</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1">Endianness is specified by the block endianness or when the block is absent the machine endianness.</text:p>
      <text:h text:style-name="Heading_20_2" text:outline-level="2">UInt8</text:h>
      <text:p text:style-name="P11">A single byte, range 0... +255. (0x00 ... 0xFF)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UInt16</text:h>
      <text:p text:style-name="P11">A 2-byte value, range 0 ... +65,535 (0x0000 ... 0xFFFF)</text:p>
      <text:p text:style-name="P11">When stored in an item the value will be stored in the first two bytes of the small-value field.</text:p>
      <text:p text:style-name="P11">When stored in an array or table the value will be stored in the first 2 consecutive bytes in an element or field.</text:p>
      <text:p text:style-name="P11">Endianness is specified by the block endianness or when the block is absent the machine endianness.</text:p>
      <text:h text:style-name="Heading_20_2" text:outline-level="2">UInt32</text:h>
      <text:p text:style-name="P11">A 4-byte value, range 0 ... +4,294,967,295 (0x0000_0000 ... 0x8FFF_FFFF)</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text:soft-page-break/>UInt64</text:h>
      <text:p text:style-name="P11">An 8-byte value, range 0 ... +18,446,744,073,709,551,615 (0x8000_0000_0000_0000 ...</text:p>
      <text:p text:style-name="P11">0x7FFF_FFFF_FFFF_FFFF)</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1">Endianness is specified by the block endianness or when the block is absent the machine endianness.</text:p>
      <text:h text:style-name="Heading_20_2" text:outline-level="2">Float32</text:h>
      <text:p text:style-name="P11">A 4-byte value. Accurate to about 6 decimals, range approx 1.1e-38 to 3.4e38</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Float64</text:h>
      <text:p text:style-name="P11">An 8-byte value, range apron 2.2e-308 to 1.7e+308</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2">Endianness is specified by the block endianness or when the block is absent the machine endianness.</text:p>
      <text:h text:style-name="Heading_20_2" text:outline-level="2">String</text:h>
      <text:p text:style-name="P17">String = byte-count [{, UTF8-Byte-Code}]</text:p>
      <text:p text:style-name="P11">The string is a sequence of bytes representing the UTF8 code of the string. The UT8 byte code is preceded by a count of the number of bytes in the byte code.</text:p>
      <text:p text:style-name="P11">The layout is as follows:</text:p>
      <table:table table:name="Table3" table:style-name="Table3">
        <table:table-column table:style-name="Table3.A" table:number-columns-repeated="3"/>
        <table:table-column table:style-name="Table3.D"/>
        <table:table-row>
          <table:table-cell table:style-name="Table3.A1" office:value-type="string">
            <text:p text:style-name="P16">Offset</text:p>
          </table:table-cell>
          <table:table-cell table:style-name="Table3.A1" office:value-type="string">
            <text:p text:style-name="P11">Content</text:p>
          </table:table-cell>
          <table:table-cell table:style-name="Table3.A1" office:value-type="string">
            <text:p text:style-name="P11">Units</text:p>
          </table:table-cell>
          <table:table-cell table:style-name="Table3.D1" office:value-type="string">
            <text:p text:style-name="P11">Bytes</text:p>
          </table:table-cell>
        </table:table-row>
        <table:table-row>
          <table:table-cell table:style-name="Table3.C4" office:value-type="string">
            <text:p text:style-name="P16">0</text:p>
          </table:table-cell>
          <table:table-cell table:style-name="Table3.C4" office:value-type="string">
            <text:p text:style-name="P11">Byte Count</text:p>
          </table:table-cell>
          <table:table-cell table:style-name="Table3.C4" office:value-type="string">
            <text:p text:style-name="P11">UInt32</text:p>
          </table:table-cell>
          <table:table-cell table:style-name="Table3.D4" office:value-type="string">
            <text:p text:style-name="P27">4</text:p>
          </table:table-cell>
        </table:table-row>
        <table:table-row>
          <table:table-cell table:style-name="Table3.C4" office:value-type="string">
            <text:p text:style-name="P28">4</text:p>
          </table:table-cell>
          <table:table-cell table:style-name="Table3.C4" office:value-type="string">
            <text:p text:style-name="P11">UTF8 Byte Code</text:p>
          </table:table-cell>
          <table:table-cell table:style-name="Table3.C4" office:value-type="string">
            <text:p text:style-name="P11">Bytes</text:p>
          </table:table-cell>
          <table:table-cell table:style-name="Table3.D4" office:value-type="string">
            <text:p text:style-name="P11">Byte Count</text:p>
          </table:table-cell>
        </table:table-row>
        <table:table-row>
          <table:table-cell table:style-name="Table3.C4" office:value-type="string">
            <text:p text:style-name="P16">4 + Byte Count</text:p>
          </table:table-cell>
          <table:table-cell table:style-name="Table3.C4" office:value-type="string">
            <text:p text:style-name="P11">Filler</text:p>
          </table:table-cell>
          <table:table-cell table:style-name="Table3.C4" office:value-type="string">
            <text:p text:style-name="P11">Bytes</text:p>
          </table:table-cell>
          <table:table-cell table:style-name="Table3.D4" office:value-type="string">
            <text:p text:style-name="P1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h text:style-name="Heading_20_2" text:outline-level="2">CRC String</text:h>
      <text:p text:style-name="P17">CRC-String = CRC32, Byte-Count [{, UTF8-Byte-Code}]</text:p>
      <text:p text:style-name="P11">The string is a sequence of bytes representing the UTF8 code of the string. The UT8 byte code is preceded by the CRC32 of the bytes in the UTF8 byte code and a count of the number of bytes in the byte code.</text:p>
      <text:p text:style-name="P11">The CRC32 uses a seed value of 0.</text:p>
      <text:p text:style-name="P11">The layout is as follow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Offset</text:p>
          </table:table-cell>
          <table:table-cell table:style-name="Table4.A1" office:value-type="string">
            <text:p text:style-name="P11">Content</text:p>
          </table:table-cell>
          <table:table-cell table:style-name="Table4.A1" office:value-type="string">
            <text:p text:style-name="P11">Units</text:p>
          </table:table-cell>
          <table:table-cell table:style-name="Table4.D1" office:value-type="string">
            <text:p text:style-name="P11">Bytes</text:p>
          </table:table-cell>
        </table:table-row>
        <table:table-row>
          <table:table-cell table:style-name="Table4.A5" office:value-type="string">
            <text:p text:style-name="P32">0</text:p>
          </table:table-cell>
          <table:table-cell table:style-name="Table4.B2" office:value-type="string">
            <text:p text:style-name="P11">CRC32</text:p>
          </table:table-cell>
          <table:table-cell table:style-name="Table4.C5" office:value-type="string">
            <text:p text:style-name="P11">UInt32</text:p>
          </table:table-cell>
          <table:table-cell table:style-name="Table4.D2" office:value-type="string">
            <text:p text:style-name="P31">4</text:p>
          </table:table-cell>
        </table:table-row>
        <text:soft-page-break/>
        <table:table-row>
          <table:table-cell table:style-name="Table4.A5" office:value-type="string">
            <text:p text:style-name="P32">4</text:p>
          </table:table-cell>
          <table:table-cell table:style-name="Table4.B3" office:value-type="string">
            <text:p text:style-name="P11">Byte Count</text:p>
          </table:table-cell>
          <table:table-cell table:style-name="Table4.C5" office:value-type="string">
            <text:p text:style-name="P11">UInt32</text:p>
          </table:table-cell>
          <table:table-cell table:style-name="Table4.D3" office:value-type="string">
            <text:p text:style-name="P31">4</text:p>
          </table:table-cell>
        </table:table-row>
        <table:table-row>
          <table:table-cell table:style-name="Table4.A5" office:value-type="string">
            <text:p text:style-name="P32">8</text:p>
          </table:table-cell>
          <table:table-cell table:style-name="Table4.B4" office:value-type="string">
            <text:p text:style-name="P11">UTF8 Byte Code</text:p>
          </table:table-cell>
          <table:table-cell table:style-name="Table4.C5" office:value-type="string">
            <text:p text:style-name="P11">Bytes</text:p>
          </table:table-cell>
          <table:table-cell table:style-name="Table4.D4" office:value-type="string">
            <text:p text:style-name="P11">Byte Count</text:p>
          </table:table-cell>
        </table:table-row>
        <table:table-row>
          <table:table-cell table:style-name="Table4.A5" office:value-type="string">
            <text:p text:style-name="P16">8 + Byte Count</text:p>
          </table:table-cell>
          <table:table-cell table:style-name="Table4.B5" office:value-type="string">
            <text:p text:style-name="P11">Filler</text:p>
          </table:table-cell>
          <table:table-cell table:style-name="Table4.C5" office:value-type="string">
            <text:p text:style-name="P11">Bytes</text:p>
          </table:table-cell>
          <table:table-cell table:style-name="Table4.D5" office:value-type="string">
            <text:p text:style-name="P1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p text:style-name="P11"><text:span text:style-name="T22">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17">Binary = byte-count [{, Byte}]</text:p>
      <text:p text:style-name="P11">A binary is a sequence of bytes. The byte sequence is preceded by a count of the number of bytes.</text:p>
      <text:p text:style-name="P11">The layout is as follows:</text:p>
      <table:table table:name="Table5" table:style-name="Table5">
        <table:table-column table:style-name="Table5.A"/>
        <table:table-column table:style-name="Table5.B"/>
        <table:table-column table:style-name="Table5.C" table:number-columns-repeated="2"/>
        <table:table-row>
          <table:table-cell table:style-name="Table5.A1" office:value-type="string">
            <text:p text:style-name="P32">Offset</text:p>
          </table:table-cell>
          <table:table-cell table:style-name="Table5.A1" office:value-type="string">
            <text:p text:style-name="P31">Content</text:p>
          </table:table-cell>
          <table:table-cell table:style-name="Table5.A1" office:value-type="string">
            <text:p text:style-name="P31">Units</text:p>
          </table:table-cell>
          <table:table-cell table:style-name="Table5.D1" office:value-type="string">
            <text:p text:style-name="P31">Count</text:p>
          </table:table-cell>
        </table:table-row>
        <table:table-row>
          <table:table-cell table:style-name="Table5.A4" office:value-type="string">
            <text:p text:style-name="P32">0</text:p>
          </table:table-cell>
          <table:table-cell table:style-name="Table5.B2" office:value-type="string">
            <text:p text:style-name="P11">Byte Count</text:p>
          </table:table-cell>
          <table:table-cell table:style-name="Table5.C4" office:value-type="string">
            <text:p text:style-name="P11">UInt32</text:p>
          </table:table-cell>
          <table:table-cell table:style-name="Table5.D2" office:value-type="string">
            <text:p text:style-name="P31">4</text:p>
          </table:table-cell>
        </table:table-row>
        <table:table-row>
          <table:table-cell table:style-name="Table5.A4" office:value-type="string">
            <text:p text:style-name="P32">4</text:p>
          </table:table-cell>
          <table:table-cell table:style-name="Table5.B3" office:value-type="string">
            <text:p text:style-name="P11">Binary</text:p>
          </table:table-cell>
          <table:table-cell table:style-name="Table5.C4" office:value-type="string">
            <text:p text:style-name="P31">Bytes</text:p>
          </table:table-cell>
          <table:table-cell table:style-name="Table5.D3" office:value-type="string">
            <text:p text:style-name="P31">Byte Count</text:p>
          </table:table-cell>
        </table:table-row>
        <table:table-row>
          <table:table-cell table:style-name="Table5.A4" office:value-type="string">
            <text:p text:style-name="P16">4 + Byte Count </text:p>
          </table:table-cell>
          <table:table-cell table:style-name="Table5.B4" office:value-type="string">
            <text:p text:style-name="P11">Filler</text:p>
          </table:table-cell>
          <table:table-cell table:style-name="Table5.C4" office:value-type="string">
            <text:p text:style-name="P31">Bytes</text:p>
          </table:table-cell>
          <table:table-cell table:style-name="Table5.D4" office:value-type="string">
            <text:p text:style-name="P3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h text:style-name="Heading_20_2" text:outline-level="2">CRC Binary</text:h>
      <text:p text:style-name="P17">CRC-Binary = CRC32, Byte-Count [{, Byte}]</text:p>
      <text:p text:style-name="P11">A binary is a sequence of bytes. The byte sequence is preceded by a CRC32 over the bytes in the binary and a count of the number of bytes.</text:p>
      <text:p text:style-name="P11">The CRC32 uses a seed value of -<text:span text:style-name="T20">1</text:span>.</text:p>
      <text:p text:style-name="P11">The layout is as follows:</text:p>
      <table:table table:name="Table6" table:style-name="Table6">
        <table:table-column table:style-name="Table6.A" table:number-columns-repeated="3"/>
        <table:table-column table:style-name="Table6.D"/>
        <table:table-row>
          <table:table-cell table:style-name="Table6.A1" office:value-type="string">
            <text:p text:style-name="P34">Offset</text:p>
          </table:table-cell>
          <table:table-cell table:style-name="Table6.A1" office:value-type="string">
            <text:p text:style-name="P33">Content</text:p>
          </table:table-cell>
          <table:table-cell table:style-name="Table6.A1" office:value-type="string">
            <text:p text:style-name="P33">Units</text:p>
          </table:table-cell>
          <table:table-cell table:style-name="Table6.D1" office:value-type="string">
            <text:p text:style-name="P33">Count</text:p>
          </table:table-cell>
        </table:table-row>
        <table:table-row>
          <table:table-cell table:style-name="Table6.C5" office:value-type="string">
            <text:p text:style-name="P34">0</text:p>
          </table:table-cell>
          <table:table-cell table:style-name="Table6.C5" office:value-type="string">
            <text:p text:style-name="P33">CRC32</text:p>
          </table:table-cell>
          <table:table-cell table:style-name="Table6.C5" office:value-type="string">
            <text:p text:style-name="P33">UInt32</text:p>
          </table:table-cell>
          <table:table-cell table:style-name="Table6.D5" office:value-type="string">
            <text:p text:style-name="P33">4</text:p>
          </table:table-cell>
        </table:table-row>
        <table:table-row>
          <table:table-cell table:style-name="Table6.C5" office:value-type="string">
            <text:p text:style-name="P34">4</text:p>
          </table:table-cell>
          <table:table-cell table:style-name="Table6.C5" office:value-type="string">
            <text:p text:style-name="P33">Byte Count</text:p>
          </table:table-cell>
          <table:table-cell table:style-name="Table6.C5" office:value-type="string">
            <text:p text:style-name="P33">UInt32</text:p>
          </table:table-cell>
          <table:table-cell table:style-name="Table6.D5" office:value-type="string">
            <text:p text:style-name="P33">4</text:p>
          </table:table-cell>
        </table:table-row>
        <table:table-row>
          <table:table-cell table:style-name="Table6.C5" office:value-type="string">
            <text:p text:style-name="P34">8</text:p>
          </table:table-cell>
          <table:table-cell table:style-name="Table6.C5" office:value-type="string">
            <text:p text:style-name="P33">Binary</text:p>
          </table:table-cell>
          <table:table-cell table:style-name="Table6.C5" office:value-type="string">
            <text:p text:style-name="P33">Bytes</text:p>
          </table:table-cell>
          <table:table-cell table:style-name="Table6.D5" office:value-type="string">
            <text:p text:style-name="P33">Byte Count</text:p>
          </table:table-cell>
        </table:table-row>
        <table:table-row>
          <table:table-cell table:style-name="Table6.C5" office:value-type="string">
            <text:p text:style-name="P34">8 + Byte Count</text:p>
          </table:table-cell>
          <table:table-cell table:style-name="Table6.C5" office:value-type="string">
            <text:p text:style-name="P33">Filler</text:p>
          </table:table-cell>
          <table:table-cell table:style-name="Table6.C5" office:value-type="string">
            <text:p text:style-name="P33">Bytes</text:p>
          </table:table-cell>
          <table:table-cell table:style-name="Table6.D5" office:value-type="string">
            <text:p text:style-name="P33">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p text:style-name="P11"><text:span text:style-name="T22">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1">Contains a sequence of elements. All of the same byte count (length) and of the same type.</text:p>
      <text:p text:style-name="P11">Addressing of the elements is always through their index.</text:p>
      <text:p text:style-name="P3"/>
      <text:p text:style-name="P3"><text:soft-page-break/>Array =</text:p>
      <text:p text:style-name="P3"><text:tab/>Reserved,<text:tab/><text:tab/><text:tab/>(* 4 Bytes, must be zero *)</text:p>
      <text:p text:style-name="P3"><text:tab/>Element-Type,<text:tab/><text:tab/>(* 1 Byte, see Item Type *)</text:p>
      <text:p text:style-name="P3"><text:tab/>Reserved,<text:tab/><text:tab/><text:tab/>(* 3 Bytes, must be zero *)</text:p>
      <text:p text:style-name="P3"><text:tab/>Element-Count,<text:tab/><text:tab/>(* The number of elements *)</text:p>
      <text:p text:style-name="P3"><text:tab/>Element-Byte-Count<text:tab/>(* The number of bytes in an element *)</text:p>
      <text:p text:style-name="P3"><text:tab/>[{, Element }]</text:p>
      <text:p text:style-name="P4"/>
      <text:p text:style-name="P4">The layout is as follows:</text:p>
      <text:p text:style-name="P4"/>
      <table:table table:name="Table7" table:style-name="Table7">
        <table:table-column table:style-name="Table7.A" table:number-columns-repeated="3"/>
        <table:table-column table:style-name="Table7.D"/>
        <table:table-row>
          <table:table-cell table:style-name="Table7.A1" office:value-type="string">
            <text:p text:style-name="P21">Offset</text:p>
          </table:table-cell>
          <table:table-cell table:style-name="Table7.A1" office:value-type="string">
            <text:p text:style-name="P33">Content</text:p>
          </table:table-cell>
          <table:table-cell table:style-name="Table7.A1" office:value-type="string">
            <text:p text:style-name="P33">Units</text:p>
          </table:table-cell>
          <table:table-cell table:style-name="Table7.D1" office:value-type="string">
            <text:p text:style-name="P33">Bytes</text:p>
          </table:table-cell>
        </table:table-row>
        <table:table-row>
          <table:table-cell table:style-name="Table7.A7" office:value-type="string">
            <text:p text:style-name="P21">0</text:p>
          </table:table-cell>
          <table:table-cell table:style-name="Table7.C7" office:value-type="string">
            <text:p text:style-name="P33">Reserved</text:p>
          </table:table-cell>
          <table:table-cell table:style-name="Table7.C7" office:value-type="string">
            <text:p text:style-name="P33">UInt32</text:p>
          </table:table-cell>
          <table:table-cell table:style-name="Table7.D7" office:value-type="string">
            <text:p text:style-name="P33">4</text:p>
          </table:table-cell>
        </table:table-row>
        <table:table-row>
          <table:table-cell table:style-name="Table7.A7" office:value-type="string">
            <text:p text:style-name="P21">4</text:p>
          </table:table-cell>
          <table:table-cell table:style-name="Table7.C7" office:value-type="string">
            <text:p text:style-name="P33">Element-Type</text:p>
          </table:table-cell>
          <table:table-cell table:style-name="Table7.C7" office:value-type="string">
            <text:p text:style-name="P33">Item-Type</text:p>
          </table:table-cell>
          <table:table-cell table:style-name="Table7.D7" office:value-type="string">
            <text:p text:style-name="P33">1</text:p>
          </table:table-cell>
        </table:table-row>
        <table:table-row>
          <table:table-cell table:style-name="Table7.A7" office:value-type="string">
            <text:p text:style-name="P21">5</text:p>
          </table:table-cell>
          <table:table-cell table:style-name="Table7.C7" office:value-type="string">
            <text:p text:style-name="P33">Zero</text:p>
          </table:table-cell>
          <table:table-cell table:style-name="Table7.C7" office:value-type="string">
            <text:p text:style-name="P33">Bytes</text:p>
          </table:table-cell>
          <table:table-cell table:style-name="Table7.D7" office:value-type="string">
            <text:p text:style-name="P33">3</text:p>
          </table:table-cell>
        </table:table-row>
        <table:table-row>
          <table:table-cell table:style-name="Table7.A7" office:value-type="string">
            <text:p text:style-name="P21">8</text:p>
          </table:table-cell>
          <table:table-cell table:style-name="Table7.C7" office:value-type="string">
            <text:p text:style-name="P33">Element-Count</text:p>
          </table:table-cell>
          <table:table-cell table:style-name="Table7.C7" office:value-type="string">
            <text:p text:style-name="P33">UInt32</text:p>
          </table:table-cell>
          <table:table-cell table:style-name="Table7.D7" office:value-type="string">
            <text:p text:style-name="P33">4</text:p>
          </table:table-cell>
        </table:table-row>
        <table:table-row>
          <table:table-cell table:style-name="Table7.A7" office:value-type="string">
            <text:p text:style-name="P21">12</text:p>
          </table:table-cell>
          <table:table-cell table:style-name="Table7.C7" office:value-type="string">
            <text:p text:style-name="P33">Element-Byte-Count</text:p>
          </table:table-cell>
          <table:table-cell table:style-name="Table7.C7" office:value-type="string">
            <text:p text:style-name="P33">UInt32</text:p>
          </table:table-cell>
          <table:table-cell table:style-name="Table7.D7" office:value-type="string">
            <text:p text:style-name="P33">4</text:p>
          </table:table-cell>
        </table:table-row>
        <table:table-row>
          <table:table-cell table:style-name="Table7.A7" office:value-type="string">
            <text:p text:style-name="P21">16</text:p>
          </table:table-cell>
          <table:table-cell table:style-name="Table7.C7" office:value-type="string">
            <text:p text:style-name="P33">Array</text:p>
          </table:table-cell>
          <table:table-cell table:style-name="Table7.C7" office:value-type="string">
            <text:p text:style-name="P33">Element</text:p>
          </table:table-cell>
          <table:table-cell table:style-name="Table7.D7" office:value-type="string">
            <text:p text:style-name="P33">Element-Count * Element-Byte-Count</text:p>
          </table:table-cell>
        </table:table-row>
        <table:table-row>
          <table:table-cell table:style-name="Table7.A8" office:value-type="string">
            <text:p text:style-name="P20">16 + Element-<text:span text:style-name="T21">Count</text:span> *</text:p>
            <text:p text:style-name="P20">Element-Byte-<text:span text:style-name="T21">Count</text:span></text:p>
          </table:table-cell>
          <table:table-cell table:style-name="Table7.C8" office:value-type="string">
            <text:p text:style-name="P33">Filler</text:p>
          </table:table-cell>
          <table:table-cell table:style-name="Table7.C8" office:value-type="string">
            <text:p text:style-name="P33">Bytes</text:p>
          </table:table-cell>
          <table:table-cell table:style-name="Table7.D8" office:value-type="string">
            <text:p text:style-name="P33">As needed</text:p>
          </table:table-cell>
        </table:table-row>
      </table:table>
      <text:p text:style-name="P7"/>
      <text:p text:style-name="P11">When an array is contained in an array or table, it is included as an item.</text:p>
      <text:p text:style-name="P11"><text:span text:style-name="T22">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1">Contains a sequence of other items.</text:p>
      <text:p text:style-name="P17">Sequence = Count [{,Item}]]</text:p>
      <text:p text:style-name="P11">A sequence does not place any restrictions on the items it contains. (Unlike a dictionary)</text:p>
      <text:p text:style-name="P11">The layout is as follows:</text:p>
      <table:table table:name="Table8" table:style-name="Table8">
        <table:table-column table:style-name="Table8.A" table:number-columns-repeated="3"/>
        <table:table-column table:style-name="Table8.D"/>
        <table:table-row>
          <table:table-cell table:style-name="Table8.A1" office:value-type="string">
            <text:p text:style-name="P36">Offset</text:p>
          </table:table-cell>
          <table:table-cell table:style-name="Table8.A1" office:value-type="string">
            <text:p text:style-name="P35">Content</text:p>
          </table:table-cell>
          <table:table-cell table:style-name="Table8.A1" office:value-type="string">
            <text:p text:style-name="P35">Units</text:p>
          </table:table-cell>
          <table:table-cell table:style-name="Table8.D1" office:value-type="string">
            <text:p text:style-name="P35">Bytes</text:p>
          </table:table-cell>
        </table:table-row>
        <table:table-row>
          <table:table-cell table:style-name="Table8.C5" office:value-type="string">
            <text:p text:style-name="P36">0</text:p>
          </table:table-cell>
          <table:table-cell table:style-name="Table8.C5" office:value-type="string">
            <text:p text:style-name="P35">Reserved</text:p>
          </table:table-cell>
          <table:table-cell table:style-name="Table8.C5" office:value-type="string">
            <text:p text:style-name="P35">UInt32</text:p>
          </table:table-cell>
          <table:table-cell table:style-name="Table8.D5" office:value-type="string">
            <text:p text:style-name="P35">4</text:p>
          </table:table-cell>
        </table:table-row>
        <table:table-row>
          <table:table-cell table:style-name="Table8.C5" office:value-type="string">
            <text:p text:style-name="P36">4</text:p>
          </table:table-cell>
          <table:table-cell table:style-name="Table8.C5" office:value-type="string">
            <text:p text:style-name="P35">Count</text:p>
          </table:table-cell>
          <table:table-cell table:style-name="Table8.C5" office:value-type="string">
            <text:p text:style-name="P35">UInt32</text:p>
          </table:table-cell>
          <table:table-cell table:style-name="Table8.D5" office:value-type="string">
            <text:p text:style-name="P35">4</text:p>
          </table:table-cell>
        </table:table-row>
        <table:table-row>
          <table:table-cell table:style-name="Table8.C5" office:value-type="string">
            <text:p text:style-name="P36">8</text:p>
          </table:table-cell>
          <table:table-cell table:style-name="Table8.C5" office:value-type="string">
            <text:p text:style-name="P35">Items</text:p>
          </table:table-cell>
          <table:table-cell table:style-name="Table8.C5" office:value-type="string">
            <text:p text:style-name="P35">Item</text:p>
          </table:table-cell>
          <table:table-cell table:style-name="Table8.D5" office:value-type="string">
            <text:p text:style-name="P35">As needed</text:p>
          </table:table-cell>
        </table:table-row>
        <table:table-row>
          <table:table-cell table:style-name="Table8.C5" office:value-type="string">
            <text:p text:style-name="P36">As needed</text:p>
          </table:table-cell>
          <table:table-cell table:style-name="Table8.C5" office:value-type="string">
            <text:p text:style-name="P35">Filler</text:p>
          </table:table-cell>
          <table:table-cell table:style-name="Table8.C5" office:value-type="string">
            <text:p text:style-name="P35">Bytes</text:p>
          </table:table-cell>
          <table:table-cell table:style-name="Table8.D5" office:value-type="string">
            <text:p text:style-name="P35">As needed</text:p>
          </table:table-cell>
        </table:table-row>
      </table:table>
      <text:p text:style-name="P10"/>
      <text:p text:style-name="P9">When a sequence is contained in an array or table, is is included as an item.</text:p>
      <text:h text:style-name="Heading_20_2" text:outline-level="2">Dictionary</text:h>
      <text:p text:style-name="P4">See Sequence, but each item in the dictionary is guaranteed to have a unique name.</text:p>
      <text:h text:style-name="Heading_20_2" text:outline-level="2">Table</text:h>
      <text:p text:style-name="P4">A table is conceptually an array with the same type of dictionary for each element. The key’s of the dictionary fields <text:span text:style-name="T23">(columns)</text:span> are only present once.</text:p>
      <text:p text:style-name="P3"/>
      <text:p text:style-name="P3"><text:soft-page-break/>Table =</text:p>
      <text:p text:style-name="P3"><text:tab/>RowCount,<text:tab/><text:tab/><text:tab/><text:tab/>(* 4 bytes, UInt32 *)</text:p>
      <text:p text:style-name="P3"><text:tab/>ColumnCount,<text:tab/><text:tab/><text:tab/>(* 4 bytes, UInt32 *)</text:p>
      <text:p text:style-name="P3"><text:tab/><text:span text:style-name="T29">Field</text:span>sOffset,<text:tab/><text:tab/><text:tab/>(* 4 bytes, UInt32 *)</text:p>
      <text:p text:style-name="P3"><text:tab/>RowByteCount<text:tab/><text:tab/><text:tab/>(* 4 bytes, UInt32 *)</text:p>
      <text:p text:style-name="P3"><text:tab/>[{, ColumnDescriptor }]<text:tab/>(* 16 bytes * number of columns *)[{, <text:tab/>ColumnName }]<text:tab/><text:tab/><text:tab/>(* N, 8 byte boundary, * num of cols *)</text:p>
      <text:p text:style-name="P3"><text:tab/>[{, Row }]<text:tab/><text:tab/><text:tab/><text:tab/>(* N, 8 byte boundary, * num of cols *)</text:p>
      <text:p text:style-name="P3"/>
      <text:p text:style-name="P3">ColumnDescriptor =</text:p>
      <text:p text:style-name="P3"><text:tab/>ColumnNameCrc16,<text:tab/><text:tab/><text:tab/>(* 2 bytes *)</text:p>
      <text:p text:style-name="P3"><text:tab/>ColumnName<text:span text:style-name="T30">Field</text:span>ByteCount,<text:tab/>(* 1 bytes *)</text:p>
      <text:p text:style-name="P3"><text:tab/>ColumnFieldType,<text:tab/><text:tab/><text:tab/>(* 1 bytes *)</text:p>
      <text:p text:style-name="Standard"><text:span text:style-name="T11"><text:tab/>ColumnName</text:span><text:span text:style-name="T14">Field</text:span><text:span text:style-name="T11">Offset,<text:tab/>(* 4 bytes *)</text:span></text:p>
      <text:p text:style-name="P3"><text:tab/>ColumnFieldOffset,<text:tab/><text:tab/>(* 4 bytes *)</text:p>
      <text:p text:style-name="P3"><text:tab/>ColumnFieldByteCount<text:tab/><text:tab/>(* 4 bytes *)</text:p>
      <text:p text:style-name="P3"/>
      <text:p text:style-name="Standard"><text:span text:style-name="T11">ColumnName = </text:span><text:span text:style-name="T13">Ascii</text:span><text:span text:style-name="T11">-Byte-Count {, </text:span><text:span text:style-name="T13">Ascii</text:span><text:span text:style-name="T11">-Byte-Code } (* Max 248 bytes *)</text:span></text:p>
      <text:p text:style-name="P3"/>
      <text:p text:style-name="P3">Row = {, ColumnValue } (* 8 byte boundary aligned *)</text:p>
      <text:p text:style-name="P3"/>
      <text:p text:style-name="P11"><text:span text:style-name="T10">RowCount</text:span>: The number of rows in this table (UInt32)</text:p>
      <text:p text:style-name="P11"><text:span text:style-name="T10">ColumnCount</text:span>: The number of columns in this table (UInt32)</text:p>
      <text:p text:style-name="P11"><text:span text:style-name="T17">Field</text:span><text:span text:style-name="T10">sOffset</text:span>: The offset from the start of the value field to the first byte of value of the first column in the first row.</text:p>
      <text:p text:style-name="P11"><text:span text:style-name="T10">RowByteCount</text:span>: The number of bytes in a row, is equal to the value of all columnValueByteCounts added together.</text:p>
      <text:p text:style-name="P11"><text:span text:style-name="T10">ColumnDescriptor</text:span>: There is a column descriptor for each column, containing descriptions of the name and value for that column. Each column descriptor is 16 bytes, and all column descriptors are arranged sequentially.</text:p>
      <text:p text:style-name="P10"><text:span text:style-name="T11">ColumnNameCrc16</text:span><text:span text:style-name="T2">: The CRC16 value of the </text:span><text:span text:style-name="T4">ASCII</text:span><text:span text:style-name="T2">-byte code that is the name of the column. Using the reverse polynomial 0x8005 (= 0xA001 reversed) and 0 as the start seed.</text:span></text:p>
      <text:p text:style-name="P11"><text:span text:style-name="T10">ColumnName</text:span><text:span text:style-name="T18">Field</text:span><text:span text:style-name="T10">ByteCount</text:span>: The number of bytes for the UTF8-byte sequence of the column name. (Not the number of used bytes, this is part of the ColumnName field)</text:p>
      <text:p text:style-name="P10"><text:span text:style-name="T11">Column</text:span><text:span text:style-name="T14">Field</text:span><text:span text:style-name="T11">Type</text:span><text:span text:style-name="T2">: The type of item stored in this column. ColumnNameUtf8Offset: The offset from the start of the value area to the sequence of </text:span><text:span text:style-name="T4">ASCII</text:span><text:span text:style-name="T2"> byte codes that specify the name of the column.</text:span></text:p>
      <text:p text:style-name="P19"><text:span text:style-name="T11">Column</text:span><text:span text:style-name="T15">Name</text:span><text:span text:style-name="T14">Field</text:span><text:span text:style-name="T11">Offset</text:span><text:span text:style-name="T2">: The offset from the start of the </text:span><text:span text:style-name="T9">value area</text:span><text:span text:style-name="T2"> where this column ’s </text:span><text:span text:style-name="T9">name field</text:span><text:span text:style-name="T2"> is located.</text:span></text:p>
      <text:p text:style-name="P10"><text:span text:style-name="T11">Column</text:span><text:span text:style-name="T14">Field</text:span><text:span text:style-name="T11">Offset</text:span><text:span text:style-name="T2">: The offset from the start of the row where this column ’s value is located.</text:span></text:p>
      <text:p text:style-name="P10"><text:span text:style-name="T11">Column</text:span><text:span text:style-name="T14">Field</text:span><text:span text:style-name="T11">ByteCount</text:span><text:span text:style-name="T2">: The number of bytes in the column’s value.</text:span></text:p>
      <text:p text:style-name="P11">The ColumnDescriptor and ColumnName are located in two different area’s. The descriptor contains an offset into ColumnNames field. For each descriptor there must be one column name and vice versa.</text:p>
      <text:p text:style-name="P10"><text:span text:style-name="T2">Column names must be unique inside a table. Column names have a maximum length of 245 </text:span><text:span text:style-name="T4">ASCII</text:span><text:span text:style-name="T2"> byte code bytes.</text:span></text:p>
      <text:p text:style-name="P11">Note: An API should probably set the initial content of a column field when a row is added to all zero to prevent/detect illegal content.</text:p>
      <text:p text:style-name="P11">The layout of the table value field is as follows:</text:p>
      <table:table table:name="Table9" table:style-name="Table9">
        <table:table-column table:style-name="Table9.A" table:number-columns-repeated="3"/>
        <table:table-column table:style-name="Table9.D"/>
        <table:table-row>
          <table:table-cell table:style-name="Table9.A1" office:value-type="string">
            <text:p text:style-name="P38">Offset</text:p>
          </table:table-cell>
          <table:table-cell table:style-name="Table9.A1" office:value-type="string">
            <text:p text:style-name="P37">Content</text:p>
          </table:table-cell>
          <table:table-cell table:style-name="Table9.A1" office:value-type="string">
            <text:p text:style-name="P37">Units</text:p>
          </table:table-cell>
          <table:table-cell table:style-name="Table9.D1" office:value-type="string">
            <text:p text:style-name="P37">Bytes</text:p>
          </table:table-cell>
        </table:table-row>
        <table:table-row>
          <table:table-cell table:style-name="Table9.C9" office:value-type="string">
            <text:p text:style-name="P38">0</text:p>
          </table:table-cell>
          <table:table-cell table:style-name="Table9.C9" office:value-type="string">
            <text:p text:style-name="P37">Row Count</text:p>
          </table:table-cell>
          <table:table-cell table:style-name="Table9.C9" office:value-type="string">
            <text:p text:style-name="P37">UInt32</text:p>
          </table:table-cell>
          <table:table-cell table:style-name="Table9.D9" office:value-type="string">
            <text:p text:style-name="P37">4</text:p>
          </table:table-cell>
        </table:table-row>
        <table:table-row>
          <table:table-cell table:style-name="Table9.C9" office:value-type="string">
            <text:p text:style-name="P38">4</text:p>
          </table:table-cell>
          <table:table-cell table:style-name="Table9.C9" office:value-type="string">
            <text:p text:style-name="P37">Column Count</text:p>
          </table:table-cell>
          <table:table-cell table:style-name="Table9.C9" office:value-type="string">
            <text:p text:style-name="P37">UInt32</text:p>
          </table:table-cell>
          <table:table-cell table:style-name="Table9.D9" office:value-type="string">
            <text:p text:style-name="P37">4</text:p>
          </table:table-cell>
        </table:table-row>
        <table:table-row>
          <table:table-cell table:style-name="Table9.C9" office:value-type="string">
            <text:p text:style-name="P38">8</text:p>
          </table:table-cell>
          <table:table-cell table:style-name="Table9.C9" office:value-type="string">
            <text:p text:style-name="P47"><text:span text:style-name="T7">Field</text:span><text:span text:style-name="T8">s Offset</text:span></text:p>
          </table:table-cell>
          <table:table-cell table:style-name="Table9.C9" office:value-type="string">
            <text:p text:style-name="P37">UInt32</text:p>
          </table:table-cell>
          <table:table-cell table:style-name="Table9.D9" office:value-type="string">
            <text:p text:style-name="P37">4</text:p>
          </table:table-cell>
        </table:table-row>
        <table:table-row>
          <table:table-cell table:style-name="Table9.C9" office:value-type="string">
            <text:p text:style-name="P38">12</text:p>
          </table:table-cell>
          <table:table-cell table:style-name="Table9.C9" office:value-type="string">
            <text:p text:style-name="P37">Row Byte Count</text:p>
          </table:table-cell>
          <table:table-cell table:style-name="Table9.C9" office:value-type="string">
            <text:p text:style-name="P37">UInt32</text:p>
          </table:table-cell>
          <table:table-cell table:style-name="Table9.D9" office:value-type="string">
            <text:p text:style-name="P37">4</text:p>
          </table:table-cell>
        </table:table-row>
        <table:table-row>
          <table:table-cell table:style-name="Table9.C9" office:value-type="string">
            <text:p text:style-name="P38">16</text:p>
          </table:table-cell>
          <table:table-cell table:style-name="Table9.C9" office:value-type="string">
            <text:p text:style-name="P37">Column Descriptors</text:p>
          </table:table-cell>
          <table:table-cell table:style-name="Table9.C9" office:value-type="string">
            <text:p text:style-name="P37">Column Descriptor</text:p>
          </table:table-cell>
          <table:table-cell table:style-name="Table9.D9" office:value-type="string">
            <text:p text:style-name="P37">16 * Column Count</text:p>
          </table:table-cell>
        </table:table-row>
        <text:soft-page-break/>
        <table:table-row>
          <table:table-cell table:style-name="Table9.C9" office:value-type="string">
            <text:p text:style-name="P38">16 + 16 * Column Count</text:p>
          </table:table-cell>
          <table:table-cell table:style-name="Table9.C9" office:value-type="string">
            <text:p text:style-name="P37">Column Names</text:p>
          </table:table-cell>
          <table:table-cell table:style-name="Table9.C9" office:value-type="string">
            <text:p text:style-name="P37">Column Name</text:p>
          </table:table-cell>
          <table:table-cell table:style-name="Table9.D9" office:value-type="string">
            <text:p text:style-name="P37">As needed</text:p>
          </table:table-cell>
        </table:table-row>
        <table:table-row>
          <table:table-cell table:style-name="Table9.C9" office:value-type="string">
            <text:p text:style-name="P38">Rows Offset</text:p>
          </table:table-cell>
          <table:table-cell table:style-name="Table9.C9" office:value-type="string">
            <text:p text:style-name="P37">Rows (Fields)</text:p>
          </table:table-cell>
          <table:table-cell table:style-name="Table9.C9" office:value-type="string">
            <text:p text:style-name="P37">Rows</text:p>
          </table:table-cell>
          <table:table-cell table:style-name="Table9.D9" office:value-type="string">
            <text:p text:style-name="P37">Row Count * Row Byte Count</text:p>
          </table:table-cell>
        </table:table-row>
        <table:table-row>
          <table:table-cell table:style-name="Table9.C9" office:value-type="string">
            <text:p text:style-name="P38">Rows Offset + Row Count * Row Byte Count</text:p>
          </table:table-cell>
          <table:table-cell table:style-name="Table9.C9" office:value-type="string">
            <text:p text:style-name="P37">Filler</text:p>
          </table:table-cell>
          <table:table-cell table:style-name="Table9.C9" office:value-type="string">
            <text:p text:style-name="P37">Bytes</text:p>
          </table:table-cell>
          <table:table-cell table:style-name="Table9.D9" office:value-type="string">
            <text:p text:style-name="P37">As needed</text:p>
          </table:table-cell>
        </table:table-row>
      </table:table>
      <text:p text:style-name="P10"/>
      <text:p text:style-name="P4">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4">Offset</text:p>
          </table:table-cell>
          <table:table-cell table:style-name="Table10.A1" office:value-type="string">
            <text:p text:style-name="P43">Content</text:p>
          </table:table-cell>
          <table:table-cell table:style-name="Table10.A1" office:value-type="string">
            <text:p text:style-name="P43">Units</text:p>
          </table:table-cell>
          <table:table-cell table:style-name="Table10.D1" office:value-type="string">
            <text:p text:style-name="P43">Bytes</text:p>
          </table:table-cell>
        </table:table-row>
        <table:table-row>
          <table:table-cell table:style-name="Table10.A7" office:value-type="string">
            <text:p text:style-name="P40">0</text:p>
          </table:table-cell>
          <table:table-cell table:style-name="Table10.B2" office:value-type="string">
            <text:p text:style-name="P39">Column Name CRC16</text:p>
          </table:table-cell>
          <table:table-cell table:style-name="Table10.C7" office:value-type="string">
            <text:p text:style-name="P39">UInt16</text:p>
          </table:table-cell>
          <table:table-cell table:style-name="Table10.D2" office:value-type="string">
            <text:p text:style-name="P39">2</text:p>
          </table:table-cell>
        </table:table-row>
        <table:table-row>
          <table:table-cell table:style-name="Table10.A7" office:value-type="string">
            <text:p text:style-name="P40">2</text:p>
          </table:table-cell>
          <table:table-cell table:style-name="Table10.B3" office:value-type="string">
            <text:p text:style-name="P39">Column Name Field Byte Count</text:p>
          </table:table-cell>
          <table:table-cell table:style-name="Table10.C7" office:value-type="string">
            <text:p text:style-name="P39">UInt8</text:p>
          </table:table-cell>
          <table:table-cell table:style-name="Table10.D3" office:value-type="string">
            <text:p text:style-name="P39">1</text:p>
          </table:table-cell>
        </table:table-row>
        <table:table-row>
          <table:table-cell table:style-name="Table10.A7" office:value-type="string">
            <text:p text:style-name="P40">3</text:p>
          </table:table-cell>
          <table:table-cell table:style-name="Table10.B4" office:value-type="string">
            <text:p text:style-name="P39">Column Field Type</text:p>
          </table:table-cell>
          <table:table-cell table:style-name="Table10.C7" office:value-type="string">
            <text:p text:style-name="P39">Item Type</text:p>
          </table:table-cell>
          <table:table-cell table:style-name="Table10.D4" office:value-type="string">
            <text:p text:style-name="P39">1</text:p>
          </table:table-cell>
        </table:table-row>
        <table:table-row>
          <table:table-cell table:style-name="Table10.A7" office:value-type="string">
            <text:p text:style-name="P40">4</text:p>
          </table:table-cell>
          <table:table-cell table:style-name="Table10.B5" office:value-type="string">
            <text:p text:style-name="P46"><text:span text:style-name="T5">Column Name </text:span><text:span text:style-name="T6">Field</text:span><text:span text:style-name="T5"> Offset</text:span></text:p>
          </table:table-cell>
          <table:table-cell table:style-name="Table10.C7" office:value-type="string">
            <text:p text:style-name="P39">UInt32</text:p>
          </table:table-cell>
          <table:table-cell table:style-name="Table10.D5" office:value-type="string">
            <text:p text:style-name="P39">4</text:p>
          </table:table-cell>
        </table:table-row>
        <table:table-row>
          <table:table-cell table:style-name="Table10.A7" office:value-type="string">
            <text:p text:style-name="P40">8</text:p>
          </table:table-cell>
          <table:table-cell table:style-name="Table10.B6" office:value-type="string">
            <text:p text:style-name="P39">Column Field Offset</text:p>
          </table:table-cell>
          <table:table-cell table:style-name="Table10.C7" office:value-type="string">
            <text:p text:style-name="P39">UInt32</text:p>
          </table:table-cell>
          <table:table-cell table:style-name="Table10.D6" office:value-type="string">
            <text:p text:style-name="P39">4</text:p>
          </table:table-cell>
        </table:table-row>
        <table:table-row>
          <table:table-cell table:style-name="Table10.A7" office:value-type="string">
            <text:p text:style-name="P40">12</text:p>
          </table:table-cell>
          <table:table-cell table:style-name="Table10.B7" office:value-type="string">
            <text:p text:style-name="P39">Column Field Byte Count</text:p>
          </table:table-cell>
          <table:table-cell table:style-name="Table10.C7" office:value-type="string">
            <text:p text:style-name="P39">UInt32</text:p>
          </table:table-cell>
          <table:table-cell table:style-name="Table10.D7" office:value-type="string">
            <text:p text:style-name="P39">4</text:p>
          </table:table-cell>
        </table:table-row>
      </table:table>
      <text:p text:style-name="Standard"/>
      <text:p text:style-name="P4">The layout of the Column Name <text:span text:style-name="T28">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table-cell table:style-name="Table11.A1" office:value-type="string">
            <text:p text:style-name="P43">Offset</text:p>
          </table:table-cell>
          <table:table-cell table:style-name="Table11.A1" office:value-type="string">
            <text:p text:style-name="P43">Content</text:p>
          </table:table-cell>
          <table:table-cell table:style-name="Table11.A1" office:value-type="string">
            <text:p text:style-name="P43">Units</text:p>
          </table:table-cell>
          <table:table-cell table:style-name="Table11.D1" office:value-type="string">
            <text:p text:style-name="P43">Bytes</text:p>
          </table:table-cell>
        </table:table-row>
        <table:table-row>
          <table:table-cell table:style-name="Table11.A3" office:value-type="string">
            <text:p text:style-name="P39">0</text:p>
          </table:table-cell>
          <table:table-cell table:style-name="Table11.B2" office:value-type="string">
            <text:p text:style-name="P39">Column Name Byte Count</text:p>
          </table:table-cell>
          <table:table-cell table:style-name="Table11.C3" office:value-type="string">
            <text:p text:style-name="P39">UInt8</text:p>
          </table:table-cell>
          <table:table-cell table:style-name="Table11.D2" office:value-type="string">
            <text:p text:style-name="P39">1</text:p>
          </table:table-cell>
        </table:table-row>
        <table:table-row>
          <table:table-cell table:style-name="Table11.A3" office:value-type="string">
            <text:p text:style-name="P39">4</text:p>
          </table:table-cell>
          <table:table-cell table:style-name="Table11.B3" office:value-type="string">
            <text:p text:style-name="P39">Column Name ASCII <text:span text:style-name="T25">B</text:span>yte Co<text:span text:style-name="T27">de</text:span></text:p>
          </table:table-cell>
          <table:table-cell table:style-name="Table11.C3" office:value-type="string">
            <text:p text:style-name="P39">Bytes</text:p>
          </table:table-cell>
          <table:table-cell table:style-name="Table11.D3" office:value-type="string">
            <text:p text:style-name="P39">Column Name Byte Count</text:p>
          </table:table-cell>
        </table:table-row>
      </table:table>
      <text:h text:style-name="Heading_20_2" text:outline-level="2">UUID</text:h>
      <text:p text:style-name="P11">An array of 16 bytes.</text:p>
      <text:p text:style-name="P17">UUID = Bytes<text:tab/><text:tab/>(* 16 bytes, UInt8 *)</text:p>
      <text:p text:style-name="P11">When stored in an item the value will be stored in the first 16 consecutive bytes in the value field.</text:p>
      <text:p text:style-name="P11">When stored in an array or table the value will be stored in the first 16 consecutive bytes in the value field.</text:p>
      <text:p text:style-name="P11">The small-value field is not used.</text:p>
      <text:p text:style-name="P11">There is no endianness associated wit this value.</text:p>
      <text:h text:style-name="Heading_20_2" text:outline-level="2">Color</text:h>
      <text:p text:style-name="P11">Four (4) UInt8 values that together make up a color specification. Stored in the sequence R(ed), G(reen), B(lue), A(lpha).</text:p>
      <text:p text:style-name="P17">Color =</text:p>
      <text:p text:style-name="P18"><text:s/><text:tab/>Red,<text:tab/><text:tab/>(* 1 bytes, UInt8 *)</text:p>
      <text:p text:style-name="P18"><text:tab/>Green, <text:s/><text:tab/>(* 1 bytes, UInt8 *)</text:p>
      <text:p text:style-name="P17"><text:tab/>Blue,<text:tab/><text:tab/>(* 1 bytes, UInt8 *)</text:p>
      <text:p text:style-name="P17"><text:tab/>Alpha<text:tab/><text:tab/>(* 1 bytes, UInt8 *)</text:p>
      <text:p text:style-name="P11">When stored in an item the values will be stored in the small value field.</text:p>
      <text:p text:style-name="P11">When stored in an array or table the value will be stored in the first 4 consecutive bytes in the value field.</text:p>
      <text:p text:style-name="P11">The layout is as follows:</text:p>
      <table:table table:name="Table12" table:style-name="Table12">
        <table:table-column table:style-name="Table12.A" table:number-columns-repeated="3"/>
        <table:table-column table:style-name="Table12.D"/>
        <table:table-row>
          <table:table-cell table:style-name="Table12.A1" office:value-type="string">
            <text:p text:style-name="P42">Offset</text:p>
          </table:table-cell>
          <table:table-cell table:style-name="Table12.A1" office:value-type="string">
            <text:p text:style-name="P41">Content</text:p>
          </table:table-cell>
          <table:table-cell table:style-name="Table12.A1" office:value-type="string">
            <text:p text:style-name="P41">Units</text:p>
          </table:table-cell>
          <table:table-cell table:style-name="Table12.D1" office:value-type="string">
            <text:p text:style-name="P41">Bytes</text:p>
          </table:table-cell>
        </table:table-row>
        <table:table-row>
          <table:table-cell table:style-name="Table12.C5" office:value-type="string">
            <text:p text:style-name="P42">0</text:p>
          </table:table-cell>
          <table:table-cell table:style-name="Table12.C5" office:value-type="string">
            <text:p text:style-name="P41">Red</text:p>
          </table:table-cell>
          <table:table-cell table:style-name="Table12.C5" office:value-type="string">
            <text:p text:style-name="P41">UInt8</text:p>
          </table:table-cell>
          <table:table-cell table:style-name="Table12.D5" office:value-type="string">
            <text:p text:style-name="P41">1</text:p>
          </table:table-cell>
        </table:table-row>
        <table:table-row>
          <table:table-cell table:style-name="Table12.C5" office:value-type="string">
            <text:p text:style-name="P48">1</text:p>
          </table:table-cell>
          <table:table-cell table:style-name="Table12.C5" office:value-type="string">
            <text:p text:style-name="P41">Green</text:p>
          </table:table-cell>
          <table:table-cell table:style-name="Table12.C5" office:value-type="string">
            <text:p text:style-name="P41">UInt8</text:p>
          </table:table-cell>
          <table:table-cell table:style-name="Table12.D5" office:value-type="string">
            <text:p text:style-name="P41">1</text:p>
          </table:table-cell>
        </table:table-row>
        <table:table-row>
          <table:table-cell table:style-name="Table12.C5" office:value-type="string">
            <text:p text:style-name="P48">2</text:p>
          </table:table-cell>
          <table:table-cell table:style-name="Table12.C5" office:value-type="string">
            <text:p text:style-name="P41">Blue</text:p>
          </table:table-cell>
          <table:table-cell table:style-name="Table12.C5" office:value-type="string">
            <text:p text:style-name="P41">UInt8</text:p>
          </table:table-cell>
          <table:table-cell table:style-name="Table12.D5" office:value-type="string">
            <text:p text:style-name="P41">1</text:p>
          </table:table-cell>
        </table:table-row>
        <text:soft-page-break/>
        <table:table-row>
          <table:table-cell table:style-name="Table12.C5" office:value-type="string">
            <text:p text:style-name="P48">3</text:p>
          </table:table-cell>
          <table:table-cell table:style-name="Table12.C5" office:value-type="string">
            <text:p text:style-name="P41">Alpha</text:p>
          </table:table-cell>
          <table:table-cell table:style-name="Table12.C5" office:value-type="string">
            <text:p text:style-name="P41">UInt8</text:p>
          </table:table-cell>
          <table:table-cell table:style-name="Table12.D5" office:value-type="string">
            <text:p text:style-name="P41">1</text:p>
          </table:table-cell>
        </table:table-row>
      </table:table>
      <text:p text:style-name="P10"/>
      <text:p text:style-name="P11">This layout is either stored in the Small-Value-Field of an item, the element of an array or the field in a table.</text:p>
      <text:p text:style-name="P11">Endianness is irrelevant.</text:p>
      <text:p text:style-name="P11"><text:span text:style-name="T22">Rationale</text:span>: As color information is frequently used it is more memory efficient to store it in its own type instead of a composite type.</text:p>
      <text:h text:style-name="Heading_20_2" text:outline-level="2">Font</text:h>
      <text:p text:style-name="P4">A size specification followed by a font family name and a font name describing the font and the typeface.</text:p>
      <text:p text:style-name="P3"/>
      <text:p text:style-name="P3">Font =</text:p>
      <text:p text:style-name="P3"><text:tab/>Size,<text:tab/><text:tab/><text:tab/>(* 4 bytes, Float32 *)</text:p>
      <text:p text:style-name="P3"><text:tab/>Family-Size,<text:tab/>(* 1 byte, UInt8 *)</text:p>
      <text:p text:style-name="P3"><text:tab/>Name-Size,<text:tab/><text:tab/>(* 1 byte, UInt8 *)</text:p>
      <text:p text:style-name="P3"><text:tab/>Family,<text:tab/><text:tab/>(* Family-Size bytes, String, UTF8 encoded *)</text:p>
      <text:p text:style-name="P3"><text:tab/>Name<text:tab/><text:tab/><text:tab/>(* Name-Size bytes, String, UTF8 encoded *)</text:p>
      <text:p text:style-name="Standard"/>
      <text:p text:style-name="P4">When stored in an item it will be stored in the value field.</text:p>
      <text:p text:style-name="P4">When stored in an array or table it will be stored in the first consecutive bytes of the value field.</text:p>
      <text:p text:style-name="P4">The small-value field is not used.</text:p>
      <text:p text:style-name="P4">The value field layout is as follows:</text:p>
      <text:p text:style-name="Standard"/>
      <table:table table:name="Table13" table:style-name="Table13">
        <table:table-column table:style-name="Table13.A" table:number-columns-repeated="3"/>
        <table:table-column table:style-name="Table13.D"/>
        <table:table-row>
          <table:table-cell table:style-name="Table13.A1" office:value-type="string">
            <text:p text:style-name="P45">Offset</text:p>
          </table:table-cell>
          <table:table-cell table:style-name="Table13.A1" office:value-type="string">
            <text:p text:style-name="P45">Content</text:p>
          </table:table-cell>
          <table:table-cell table:style-name="Table13.A1" office:value-type="string">
            <text:p text:style-name="P45">Units</text:p>
          </table:table-cell>
          <table:table-cell table:style-name="Table13.D1" office:value-type="string">
            <text:p text:style-name="P45">Bytes</text:p>
          </table:table-cell>
        </table:table-row>
        <table:table-row>
          <table:table-cell table:style-name="Table13.C6" office:value-type="string">
            <text:p text:style-name="P45">0</text:p>
          </table:table-cell>
          <table:table-cell table:style-name="Table13.C6" office:value-type="string">
            <text:p text:style-name="P45">Size</text:p>
          </table:table-cell>
          <table:table-cell table:style-name="Table13.C6" office:value-type="string">
            <text:p text:style-name="P45">Float32</text:p>
          </table:table-cell>
          <table:table-cell table:style-name="Table13.D6" office:value-type="string">
            <text:p text:style-name="P45">4</text:p>
          </table:table-cell>
        </table:table-row>
        <table:table-row>
          <table:table-cell table:style-name="Table13.C6" office:value-type="string">
            <text:p text:style-name="P45">4</text:p>
          </table:table-cell>
          <table:table-cell table:style-name="Table13.C6" office:value-type="string">
            <text:p text:style-name="P45">Family Size</text:p>
          </table:table-cell>
          <table:table-cell table:style-name="Table13.C6" office:value-type="string">
            <text:p text:style-name="P45">UInt8</text:p>
          </table:table-cell>
          <table:table-cell table:style-name="Table13.D6" office:value-type="string">
            <text:p text:style-name="P45">1</text:p>
          </table:table-cell>
        </table:table-row>
        <table:table-row>
          <table:table-cell table:style-name="Table13.C6" office:value-type="string">
            <text:p text:style-name="P45">5</text:p>
          </table:table-cell>
          <table:table-cell table:style-name="Table13.C6" office:value-type="string">
            <text:p text:style-name="P45">Name Size</text:p>
          </table:table-cell>
          <table:table-cell table:style-name="Table13.C6" office:value-type="string">
            <text:p text:style-name="P45">UInt8</text:p>
          </table:table-cell>
          <table:table-cell table:style-name="Table13.D6" office:value-type="string">
            <text:p text:style-name="P45">1</text:p>
          </table:table-cell>
        </table:table-row>
        <table:table-row>
          <table:table-cell table:style-name="Table13.C6" office:value-type="string">
            <text:p text:style-name="P45">6</text:p>
          </table:table-cell>
          <table:table-cell table:style-name="Table13.C6" office:value-type="string">
            <text:p text:style-name="P45">Family String</text:p>
          </table:table-cell>
          <table:table-cell table:style-name="Table13.C6" office:value-type="string">
            <text:p text:style-name="P45">UTF8</text:p>
          </table:table-cell>
          <table:table-cell table:style-name="Table13.D6" office:value-type="string">
            <text:p text:style-name="P45">Family Size</text:p>
          </table:table-cell>
        </table:table-row>
        <table:table-row>
          <table:table-cell table:style-name="Table13.C6" office:value-type="string">
            <text:p text:style-name="P45">6 + Family Size</text:p>
          </table:table-cell>
          <table:table-cell table:style-name="Table13.C6" office:value-type="string">
            <text:p text:style-name="P45">Name String</text:p>
          </table:table-cell>
          <table:table-cell table:style-name="Table13.C6" office:value-type="string">
            <text:p text:style-name="P45">UTF8</text:p>
          </table:table-cell>
          <table:table-cell table:style-name="Table13.D6" office:value-type="string">
            <text:p text:style-name="P45">Name Size</text:p>
          </table:table-cell>
        </table:table-row>
      </table:table>
      <text:p text:style-name="Standard"/>
      <text:p text:style-name="P8">This layout is either stored in the Value-Field of an item, the element of an array or the field in a table.</text:p>
      <text:p text:style-name="P8">Endianness is specified by the block endianness or when the block is absent the machine endianness.</text:p>
      <text:p text:style-name="P4"><text:span text:style-name="T22">Rationale</text:span>: As font information is frequently used it is more memory efficient to store it in its own type instead of a composite type.</text:p>
      <text:p text:style-name="P4"><text:span text:style-name="T22">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3-06T09:22:50.639172100</dc:date>
    <meta:editing-duration>PT19H56M35S</meta:editing-duration>
    <meta:editing-cycles>13</meta:editing-cycles>
    <meta:generator>LibreOffice/6.4.6.2$Linux_X86_64 LibreOffice_project/40$Build-2</meta:generator>
    <meta:document-statistic meta:table-count="13" meta:image-count="0" meta:object-count="0" meta:page-count="14" meta:paragraph-count="624" meta:word-count="4331" meta:character-count="23846" meta:non-whitespace-character-count="20013"/>
  </office:meta>
</office:document-meta>
</file>